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008000000084D60FB4967481DFF.png" manifest:media-type="image/png"/>
  <manifest:file-entry manifest:full-path="Pictures/1000000000000020000000204B249CA79A42C6D7.png" manifest:media-type="image/png"/>
  <manifest:file-entry manifest:full-path="Pictures/1000000000000462000000584F439745515D277C.png" manifest:media-type="image/png"/>
  <manifest:file-entry manifest:full-path="Pictures/100000000000005E0000005E678C7EBED077601A.png" manifest:media-type="image/png"/>
  <manifest:file-entry manifest:full-path="Pictures/1000020100000A26000000EC2D54EC42112EA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Header_20_page_20_paire_20__28_G_29_">
      <style:paragraph-properties fo:text-align="start" style:justify-single-word="false"/>
    </style:style>
    <style:style style:name="P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3" style:family="paragraph" style:parent-style-name="FILET_5f_POINTILLES">
      <style:text-properties officeooo:rsid="00fa87db" officeooo:paragraph-rsid="0191b8b9"/>
    </style:style>
    <style:style style:name="P4" style:family="paragraph" style:parent-style-name="FILET_5f_POINTILLES">
      <style:text-properties officeooo:rsid="00fa87db" officeooo:paragraph-rsid="01e73fd2"/>
    </style:style>
    <style:style style:name="P5" style:family="paragraph" style:parent-style-name="FILET_5f_POINTILLES">
      <style:text-properties officeooo:paragraph-rsid="01e73fd2"/>
    </style:style>
    <style:style style:name="P6" style:family="paragraph" style:parent-style-name="_5f_Footer_20_page_20_paire_20__28_G_29_"/>
    <style:style style:name="P7" style:family="paragraph" style:parent-style-name="_5f_Footer_20_page_20_paire_20__28_G_29_">
      <style:text-properties officeooo:paragraph-rsid="02cdb06c"/>
    </style:style>
    <style:style style:name="P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P9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" style:family="paragraph" style:parent-style-name="_5f_Titre_20_d_27_exercices_20_livret_20_sans_20_titre_20_avec_20_num_20_exo" style:list-style-name="_5f_Numérotation_20_des_20_exercices_20_livrets"/>
    <style:style style:name="P11" style:family="paragraph" style:parent-style-name="_5f_Titre_20_d_27_exercices_20_livret_20_sans_20_titre_20_avec_20_num_20_exo" style:list-style-name="_5f_Numérotation_20_des_20_exercices_20_livrets" style:master-page-name="_5f_Fiche_20_éditeur_20_page_20_impaire_20__28_D_29_">
      <style:paragraph-properties style:page-number="auto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-color="#2a6099"/>
      <style:paragraph-properties fo:text-align="center"/>
    </style:style>
    <style:style style:name="P15" style:family="paragraph">
      <loext:graphic-properties draw:fill="solid" draw:fill-color="#7fb241"/>
    </style:style>
    <style:style style:name="T1" style:family="text">
      <style:text-properties officeooo:rsid="01ed6456"/>
    </style:style>
    <style:style style:name="T2" style:family="text">
      <style:text-properties style:use-window-font-color="true" loext:opacity="0%" fo:font-weight="normal" officeooo:rsid="0190e53d" style:font-size-asian="10.5pt"/>
    </style:style>
    <style:style style:name="T3" style:family="text">
      <style:text-properties style:use-window-font-color="true" loext:opacity="0%" fo:font-weight="normal" officeooo:rsid="01ada995" style:font-size-asian="10.5pt"/>
    </style:style>
    <style:style style:name="T4" style:family="text">
      <style:text-properties style:use-window-font-color="true" loext:opacity="0%" fo:font-weight="normal" officeooo:rsid="01a69fbe" style:font-size-asian="10.5pt"/>
    </style:style>
    <style:style style:name="T5" style:family="text">
      <style:text-properties officeooo:rsid="014f462a"/>
    </style:style>
    <style:style style:name="T6" style:family="text">
      <style:text-properties officeooo:rsid="014fd707"/>
    </style:style>
    <style:style style:name="T7" style:family="text">
      <style:text-properties officeooo:rsid="01509220"/>
    </style:style>
    <style:style style:name="T8" style:family="text">
      <style:text-properties officeooo:rsid="01705ddd"/>
    </style:style>
    <style:style style:name="T9" style:family="text">
      <style:text-properties officeooo:rsid="0191b8b9"/>
    </style:style>
    <style:style style:name="T10" style:family="text">
      <style:text-properties officeooo:rsid="00fa87db"/>
    </style:style>
    <style:style style:name="T11" style:family="text">
      <style:text-properties officeooo:rsid="01a4b660"/>
    </style:style>
    <style:style style:name="T12" style:family="text">
      <style:text-properties officeooo:rsid="019e8241"/>
    </style:style>
    <style:style style:name="T13" style:family="text">
      <style:text-properties officeooo:rsid="01a69fbe"/>
    </style:style>
    <style:style style:name="T14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8" draw:name="Shape2_0" draw:style-name="gr1" draw:text-style-name="P13" svg:width="3.857cm" svg:height="0.805cm" draw:transform="rotate (0.0872664625997165) translate (0.467430555555556cm 1.34055555555556cm)">
        <draw:text-box>
          <text:p text:style-name="P12"><text:span text:style-name="T14">Série 6</text:span></text:p>
        </draw:text-box>
      </draw:frame>
      <draw:line text:anchor-type="page" text:anchor-page-number="1" draw:z-index="7" draw:name="Shape3_0" draw:style-name="gr2" draw:text-style-name="P14" svg:x1="12.668cm" svg:y1="1.224cm" svg:x2="21.994cm" svg:y2="1.145cm">
        <text:p/>
      </draw:line>
      <draw:path text:anchor-type="page" text:anchor-page-number="1" draw:z-index="6" draw:name="Shape1_0" draw:style-name="gr3" draw:text-style-name="P15" svg:width="4.329cm" svg:height="2.24cm" svg:x="0cm" svg:y="0.001cm" svg:viewBox="0 0 4330 2241" svg:d="M0 2241l3984-288c209-15 363-168 345-342l-170-1611h-4159z">
        <text:p/>
      </draw:path>
      <text:list xml:id="list957703890" text:style-name="_5f_Numérotation_20_des_20_exercices_20_livrets">
        <text:list-item>
          <text:h text:style-name="P11" text:outline-level="1"><text:s/><text:span text:style-name="_5f_livret"><text:span text:style-name="T6">GTU est u</text:span></text:span><text:span text:style-name="_5f_livret">n triangle rectangle en U, tel que GU = 30 mm et TU = 4 cm. <text:s/></text:span><text:span text:style-name="_5f_livret"><text:span text:style-name="T5">Trace ci-dessous une figure à main levée, codée, puis calcule son aire.</text:span>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...</text:p>
      <text:list xml:id="list190237673083764" text:continue-numbering="true" text:style-name="_5f_Numérotation_20_des_20_exercices_20_livrets">
        <text:list-item>
          <text:h text:style-name="P10" text:outline-level="1"><text:span text:style-name="T10"><text:s/></text:span><text:span text:style-name="_5f_livret"><text:span text:style-name="T10">KPE est un triangle rectangle isocèle en K tel que K</text:span></text:span><text:span text:style-name="_5f_livret"><text:span text:style-name="T12">P</text:span></text:span><text:span text:style-name="_5f_livret"><text:span text:style-name="T7">=45 mm. Trace ci-dessous une figure à main levée, codée, puis calcule son aire en cm².</text:span>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...</text:p>
      <text:list xml:id="list190237803587242" text:continue-numbering="true" text:style-name="_5f_Numérotation_20_des_20_exercices_20_livrets">
        <text:list-item>
          <text:h text:style-name="P10" text:outline-level="1"><text:span text:style-name="T10"><text:s/></text:span><text:span text:style-name="_5f_livret"><text:span text:style-name="T10">GSLM est un carré. [GS] mesure 3 cm. GSB est un triangle </text:span></text:span><text:span text:style-name="_5f_livret"><text:span text:style-name="T13">rectangle en S</text:span></text:span><text:span text:style-name="_5f_livret"><text:span text:style-name="T11">, B étant à l’extérieur du carré. [BS] mesure 5 cm. Trace ci-dessous une figure à main levée, codée, puis calcule l’aire totale de la figure.</text:span></text:span></text:h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P4">…………………………………………………………………</text:p>
      <text:p text:style-name="P4">…………………………………………………………………</text:p>
      <text:p text:style-name="P4">………………………………………………………………...</text:p>
      <text:list xml:id="list190239029506989" text:continue-numbering="true" text:style-name="_5f_Numérotation_20_des_20_exercices_20_livrets">
        <text:list-item>
          <text:h text:style-name="_5f_Titre_20_d_27_exercices_20_livret_20_sans_20_titre_20_avec_20_num_20_exo" text:outline-level="1"><text:s/><text:span text:style-name="_5f_livret"><text:span text:style-name="T8">ANEF est un rectangle. [AN] mesure 4 cm et [AF] mesure 3cm. </text:span></text:span><text:span text:style-name="_5f_livret"><text:span text:style-name="T2">O</text:span></text:span><text:span text:style-name="_5f_livret"><text:span text:style-name="T8">n construi</text:span></text:span><text:span text:style-name="_5f_livret"><text:span text:style-name="T3">t</text:span></text:span><text:span text:style-name="_5f_livret"><text:span text:style-name="T8"> ensuite un triangle AFK isocèle en F, K </text:span></text:span><text:span text:style-name="_5f_livret"><text:span text:style-name="T4">appartenant à [EF), mais pas à [EF].</text:span></text:span></text:h>
          <text:list>
            <text:list-item text:start-value="1">
              <text:p text:style-name="_5f_Paragraphe_20_énoncé_20_après_20_numéro_20_question"><text:span text:style-name="_5f_livret">Trace ci-dessous une figure à main levée, codée.</text:span></text:p>
            </text:list-item>
          </text:list>
        </text:list-item>
      </text:list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p text:style-name="_5f_Paragraphe_20_livret_20_"/>
      <text:list xml:id="list190238007187250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_5f_livret"><text:span text:style-name="T9">Quelle est la nature de </text:span></text:span><text:span text:style-name="_5f_livret"><text:span text:style-name="T11">A</text:span></text:span><text:span text:style-name="_5f_livret"><text:span text:style-name="T9">FK ?</text:span></text:span></text:p>
            </text:list-item>
          </text:list>
        </text:list-item>
      </text:list>
      <text:p text:style-name="FILET_5f_POINTILLES">………………………………………………………………...</text:p>
      <text:p text:style-name="P3">………………………………………………………………...</text:p>
      <text:list xml:id="list190237685815175" text:continue-numbering="true" text:style-name="_5f_Numérotation_20_des_20_exercices_20_livrets">
        <text:list-item>
          <text:list>
            <text:list-item>
              <text:p text:style-name="_5f_Paragraphe_20_énoncé_20_après_20_numéro_20_question"><text:span text:style-name="_5f_livret">Calcule l’aire totale de la figure.</text:span></text:p>
            </text:list-item>
          </text:list>
        </text:list-item>
      </text:list>
      <text:p text:style-name="P5">…………………………………………………………………</text:p>
      <text:p text:style-name="P5">………………………………………………………………...</text:p>
      <text:p text:style-name="P5">………………………………………………………………...</text:p>
      <text:p text:style-name="P5">………………………………………………………………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Britannic Bold" svg:font-family="'Britannic Bold'" style:font-adornments="Roman" style:font-family-generic="swiss" style:font-pitch="variable"/>
    <style:font-face style:name="Times New Roman3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11cm" draw:rotation="450"/>
    <draw:hatch draw:name="Hatching_20_2" draw:display-name="Hatching 2" draw:style="single" draw:color="#8d1d75" draw:distance="0.057cm" draw:rotation="450"/>
    <draw:fill-image draw:name="Bitmap_20_1" draw:display-name="Bitmap 1" xlink:href="Pictures/1000000000000462000000584F439745515D277C.png" xlink:type="simple" xlink:show="embed" xlink:actuate="onLoad"/>
    <draw:fill-image draw:name="Bitmap_20_2" draw:display-name="Bitmap 2" xlink:href="Pictures/1000000000000462000000584F439745515D277C.png" xlink:type="simple" xlink:show="embed" xlink:actuate="onLoad"/>
    <draw:fill-image draw:name="Bitmap_20_3" draw:display-name="Bitmap 3" xlink:href="Pictures/1000020100000A26000000EC2D54EC42112EA04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678C7EBED077601A.png" xlink:type="simple" xlink:show="embed" xlink:actuate="onLoad"/>
    <draw:opacity draw:name="Transparency_20_3" draw:display-name="Transparency 3" draw:style="linear" draw:start="35%" draw:end="0%" draw:angle="9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3cm" draw:dots2="1" draw:dots2-length="0.003cm" draw:distance="0.003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3cm" draw:dots2="1" draw:dots2-length="0.003cm" draw:distance="0.003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3cm" draw:dots2="1" draw:dots2-length="0.003cm" draw:distance="0.003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3cm" draw:dots2="1" draw:dots2-length="0.003cm" draw:distance="0.003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3cm" draw:dots2="1" draw:dots2-length="0.003cm" draw:distance="0.003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3cm" draw:dots2="1" draw:dots2-length="0.003cm" draw:distance="0.003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0" draw:display-name="Dashed (var) 30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4" draw:display-name="Dashed (var) 304" draw:style="rect" draw:dots1="1" draw:dots1-length="0.006cm" draw:dots2="1" draw:dots2-length="0.006cm" draw:distance="0.006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03cm" draw:dots2="1" draw:dots2-length="0.003cm" draw:distance="0.003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3" draw:display-name="Dashed (var) 493" draw:style="rect" draw:dots1="1" draw:dots1-length="0.003cm" draw:dots2="1" draw:dots2-length="0.003cm" draw:distance="0.003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3cm" draw:dots2="1" draw:dots2-length="0.003cm" draw:distance="0.00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2cm" draw:dots2="1" draw:dots2-length="0.002cm" draw:distance="0.002cm"/>
    <draw:stroke-dash draw:name="Dashed_20__28_var_29__20_5986" draw:display-name="Dashed (var) 5986" draw:style="rect" draw:dots1="1" draw:dots1-length="0.002cm" draw:dots2="1" draw:dots2-length="0.002cm" draw:distance="0.002cm"/>
    <draw:stroke-dash draw:name="Dashed_20__28_var_29__20_5987" draw:display-name="Dashed (var) 5987" draw:style="rect" draw:dots1="1" draw:dots1-length="0.002cm" draw:dots2="1" draw:dots2-length="0.002cm" draw:distance="0.002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0" draw:display-name="Dashed (var) 5990" draw:style="rect" draw:dots1="1" draw:dots1-length="0.002cm" draw:dots2="1" draw:dots2-length="0.002cm" draw:distance="0.002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2cm" draw:dots2="1" draw:dots2-length="0.002cm" draw:distance="0.002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2cm" draw:dots2="1" draw:dots2-length="0.002cm" draw:distance="0.002cm"/>
    <draw:stroke-dash draw:name="Dashed_20__28_var_29__20_5999" draw:display-name="Dashed (var) 599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000" draw:display-name="Dashed (var) 6000" draw:style="rect" draw:dots1="1" draw:dots1-length="0.002cm" draw:dots2="1" draw:dots2-length="0.002cm" draw:distance="0.002cm"/>
    <draw:stroke-dash draw:name="Dashed_20__28_var_29__20_6001" draw:display-name="Dashed (var) 6001" draw:style="rect" draw:dots1="1" draw:dots1-length="0.002cm" draw:dots2="1" draw:dots2-length="0.002cm" draw:distance="0.002cm"/>
    <draw:stroke-dash draw:name="Dashed_20__28_var_29__20_6002" draw:display-name="Dashed (var) 6002" draw:style="rect" draw:dots1="1" draw:dots1-length="0.002cm" draw:dots2="1" draw:dots2-length="0.002cm" draw:distance="0.002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3cm" draw:dots2="1" draw:dots2-length="0.003cm" draw:distance="0.003cm"/>
    <draw:stroke-dash draw:name="Dashed_20__28_var_29__20_6023" draw:display-name="Dashed (var) 6023" draw:style="rect" draw:dots1="1" draw:dots1-length="0.003cm" draw:dots2="1" draw:dots2-length="0.003cm" draw:distance="0.003cm"/>
    <draw:stroke-dash draw:name="Dashed_20__28_var_29__20_6024" draw:display-name="Dashed (var) 6024" draw:style="rect" draw:dots1="1" draw:dots1-length="0.003cm" draw:dots2="1" draw:dots2-length="0.003cm" draw:distance="0.003cm"/>
    <draw:stroke-dash draw:name="Dashed_20__28_var_29__20_6025" draw:display-name="Dashed (var) 6025" draw:style="rect" draw:dots1="1" draw:dots1-length="0.003cm" draw:dots2="1" draw:dots2-length="0.003cm" draw:distance="0.003cm"/>
    <draw:stroke-dash draw:name="Dashed_20__28_var_29__20_6026" draw:display-name="Dashed (var) 6026" draw:style="rect" draw:dots1="1" draw:dots1-length="0.003cm" draw:dots2="1" draw:dots2-length="0.003cm" draw:distance="0.003cm"/>
    <draw:stroke-dash draw:name="Dashed_20__28_var_29__20_6027" draw:display-name="Dashed (var) 6027" draw:style="rect" draw:dots1="1" draw:dots1-length="0.003cm" draw:dots2="1" draw:dots2-length="0.003cm" draw:distance="0.003cm"/>
    <draw:stroke-dash draw:name="Dashed_20__28_var_29__20_6028" draw:display-name="Dashed (var) 6028" draw:style="rect" draw:dots1="1" draw:dots1-length="0.001cm" draw:dots2="1" draw:dots2-length="0.001cm" draw:distance="0.001cm"/>
    <draw:stroke-dash draw:name="Dashed_20__28_var_29__20_6029" draw:display-name="Dashed (var) 6029" draw:style="rect" draw:dots1="1" draw:dots1-length="0.001cm" draw:dots2="1" draw:dots2-length="0.001cm" draw:distance="0.001cm"/>
    <draw:stroke-dash draw:name="Dashed_20__28_var_29__20_6030" draw:display-name="Dashed (var) 6030" draw:style="rect" draw:dots1="1" draw:dots1-length="0.002cm" draw:dots2="1" draw:dots2-length="0.002cm" draw:distance="0.002cm"/>
    <draw:stroke-dash draw:name="Dashed_20__28_var_29__20_6031" draw:display-name="Dashed (var) 6031" draw:style="rect" draw:dots1="1" draw:dots1-length="0.002cm" draw:dots2="1" draw:dots2-length="0.002cm" draw:distance="0.002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1cm" draw:dots2="1" draw:dots2-length="0.001cm" draw:distance="0.001cm"/>
    <draw:stroke-dash draw:name="Dashed_20__28_var_29__20_6035" draw:display-name="Dashed (var) 6035" draw:style="rect" draw:dots1="1" draw:dots1-length="0.001cm" draw:dots2="1" draw:dots2-length="0.001cm" draw:distance="0.001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6cm" draw:dots2="1" draw:dots2-length="0.006cm" draw:distance="0.006cm"/>
    <draw:stroke-dash draw:name="Dashed_20__28_var_29__20_6038" draw:display-name="Dashed (var) 6038" draw:style="rect" draw:dots1="1" draw:dots1-length="0.006cm" draw:dots2="1" draw:dots2-length="0.006cm" draw:distance="0.006cm"/>
    <draw:stroke-dash draw:name="Dashed_20__28_var_29__20_6039" draw:display-name="Dashed (var) 6039" draw:style="rect" draw:dots1="1" draw:dots1-length="0.006cm" draw:dots2="1" draw:dots2-length="0.006cm" draw:distance="0.006cm"/>
    <draw:stroke-dash draw:name="Dashed_20__28_var_29__20_6040" draw:display-name="Dashed (var) 6040" draw:style="rect" draw:dots1="1" draw:dots1-length="0.006cm" draw:dots2="1" draw:dots2-length="0.006cm" draw:distance="0.006cm"/>
    <draw:stroke-dash draw:name="Dashed_20__28_var_29__20_6041" draw:display-name="Dashed (var) 6041" draw:style="rect" draw:dots1="1" draw:dots1-length="0.006cm" draw:dots2="1" draw:dots2-length="0.006cm" draw:distance="0.006cm"/>
    <draw:stroke-dash draw:name="Dashed_20__28_var_29__20_6042" draw:display-name="Dashed (var) 6042" draw:style="rect" draw:dots1="1" draw:dots1-length="0.006cm" draw:dots2="1" draw:dots2-length="0.006cm" draw:distance="0.006cm"/>
    <draw:stroke-dash draw:name="Dashed_20__28_var_29__20_6043" draw:display-name="Dashed (var) 6043" draw:style="rect" draw:dots1="1" draw:dots1-length="0.006cm" draw:dots2="1" draw:dots2-length="0.006cm" draw:distance="0.006cm"/>
    <draw:stroke-dash draw:name="Dashed_20__28_var_29__20_6044" draw:display-name="Dashed (var) 6044" draw:style="rect" draw:dots1="1" draw:dots1-length="0.006cm" draw:dots2="1" draw:dots2-length="0.006cm" draw:distance="0.006cm"/>
    <draw:stroke-dash draw:name="Dashed_20__28_var_29__20_6045" draw:display-name="Dashed (var) 6045" draw:style="rect" draw:dots1="1" draw:dots1-length="0.006cm" draw:dots2="1" draw:dots2-length="0.006cm" draw:distance="0.006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06cm" draw:dots2="1" draw:dots2-length="0.006cm" draw:distance="0.006cm"/>
    <draw:stroke-dash draw:name="Dashed_20__28_var_29__20_6048" draw:display-name="Dashed (var) 6048" draw:style="rect" draw:dots1="1" draw:dots1-length="0.006cm" draw:dots2="1" draw:dots2-length="0.006cm" draw:distance="0.006cm"/>
    <draw:stroke-dash draw:name="Dashed_20__28_var_29__20_6049" draw:display-name="Dashed (var) 6049" draw:style="rect" draw:dots1="1" draw:dots1-length="0.006cm" draw:dots2="1" draw:dots2-length="0.006cm" draw:distance="0.006cm"/>
    <draw:stroke-dash draw:name="Dashed_20__28_var_29__20_6050" draw:display-name="Dashed (var) 6050" draw:style="rect" draw:dots1="1" draw:dots1-length="0.006cm" draw:dots2="1" draw:dots2-length="0.006cm" draw:distance="0.006cm"/>
    <draw:stroke-dash draw:name="Dashed_20__28_var_29__20_6051" draw:display-name="Dashed (var) 6051" draw:style="rect" draw:dots1="1" draw:dots1-length="0.006cm" draw:dots2="1" draw:dots2-length="0.006cm" draw:distance="0.006cm"/>
    <draw:stroke-dash draw:name="Dashed_20__28_var_29__20_6052" draw:display-name="Dashed (var) 6052" draw:style="rect" draw:dots1="1" draw:dots1-length="0.011cm" draw:dots2="1" draw:dots2-length="0.011cm" draw:distance="0.011cm"/>
    <draw:stroke-dash draw:name="Dashed_20__28_var_29__20_6053" draw:display-name="Dashed (var) 6053" draw:style="rect" draw:dots1="1" draw:dots1-length="0.011cm" draw:dots2="1" draw:dots2-length="0.011cm" draw:distance="0.011cm"/>
    <draw:stroke-dash draw:name="Dashed_20__28_var_29__20_6054" draw:display-name="Dashed (var) 6054" draw:style="rect" draw:dots1="1" draw:dots1-length="0.011cm" draw:dots2="1" draw:dots2-length="0.011cm" draw:distance="0.011cm"/>
    <draw:stroke-dash draw:name="Dashed_20__28_var_29__20_6055" draw:display-name="Dashed (var) 6055" draw:style="rect" draw:dots1="1" draw:dots1-length="0.011cm" draw:dots2="1" draw:dots2-length="0.011cm" draw:distance="0.011cm"/>
    <draw:stroke-dash draw:name="Dashed_20__28_var_29__20_6056" draw:display-name="Dashed (var) 6056" draw:style="rect" draw:dots1="1" draw:dots1-length="0.011cm" draw:dots2="1" draw:dots2-length="0.011cm" draw:distance="0.011cm"/>
    <draw:stroke-dash draw:name="Dashed_20__28_var_29__20_6057" draw:display-name="Dashed (var) 6057" draw:style="rect" draw:dots1="1" draw:dots1-length="0.011cm" draw:dots2="1" draw:dots2-length="0.011cm" draw:distance="0.011cm"/>
    <draw:stroke-dash draw:name="Dashed_20__28_var_29__20_6058" draw:display-name="Dashed (var) 6058" draw:style="rect" draw:dots1="1" draw:dots1-length="0.011cm" draw:dots2="1" draw:dots2-length="0.011cm" draw:distance="0.011cm"/>
    <draw:stroke-dash draw:name="Dashed_20__28_var_29__20_6059" draw:display-name="Dashed (var) 6059" draw:style="rect" draw:dots1="1" draw:dots1-length="0.011cm" draw:dots2="1" draw:dots2-length="0.011cm" draw:distance="0.011cm"/>
    <draw:stroke-dash draw:name="Dashed_20__28_var_29__20_6060" draw:display-name="Dashed (var) 6060" draw:style="rect" draw:dots1="1" draw:dots1-length="0.011cm" draw:dots2="1" draw:dots2-length="0.011cm" draw:distance="0.011cm"/>
    <draw:stroke-dash draw:name="Dashed_20__28_var_29__20_6061" draw:display-name="Dashed (var) 6061" draw:style="rect" draw:dots1="1" draw:dots1-length="0.011cm" draw:dots2="1" draw:dots2-length="0.011cm" draw:distance="0.011cm"/>
    <draw:stroke-dash draw:name="Dashed_20__28_var_29__20_6062" draw:display-name="Dashed (var) 6062" draw:style="rect" draw:dots1="1" draw:dots1-length="0.011cm" draw:dots2="1" draw:dots2-length="0.011cm" draw:distance="0.011cm"/>
    <draw:stroke-dash draw:name="Dashed_20__28_var_29__20_6063" draw:display-name="Dashed (var) 6063" draw:style="rect" draw:dots1="1" draw:dots1-length="0.011cm" draw:dots2="1" draw:dots2-length="0.011cm" draw:distance="0.011cm"/>
    <draw:stroke-dash draw:name="Dashed_20__28_var_29__20_6064" draw:display-name="Dashed (var) 6064" draw:style="rect" draw:dots1="1" draw:dots1-length="0.011cm" draw:dots2="1" draw:dots2-length="0.011cm" draw:distance="0.011cm"/>
    <draw:stroke-dash draw:name="Dashed_20__28_var_29__20_6065" draw:display-name="Dashed (var) 6065" draw:style="rect" draw:dots1="1" draw:dots1-length="0.011cm" draw:dots2="1" draw:dots2-length="0.011cm" draw:distance="0.011cm"/>
    <draw:stroke-dash draw:name="Dashed_20__28_var_29__20_6066" draw:display-name="Dashed (var) 6066" draw:style="rect" draw:dots1="1" draw:dots1-length="0.011cm" draw:dots2="1" draw:dots2-length="0.011cm" draw:distance="0.011cm"/>
    <draw:stroke-dash draw:name="Dashed_20__28_var_29__20_6067" draw:display-name="Dashed (var) 6067" draw:style="rect" draw:dots1="1" draw:dots1-length="0.011cm" draw:dots2="1" draw:dots2-length="0.011cm" draw:distance="0.011cm"/>
    <draw:stroke-dash draw:name="Dashed_20__28_var_29__20_6068" draw:display-name="Dashed (var) 6068" draw:style="rect" draw:dots1="1" draw:dots1-length="0.002cm" draw:dots2="1" draw:dots2-length="0.002cm" draw:distance="0.002cm"/>
    <draw:stroke-dash draw:name="Dashed_20__28_var_29__20_6069" draw:display-name="Dashed (var) 6069" draw:style="rect" draw:dots1="1" draw:dots1-length="0.002cm" draw:dots2="1" draw:dots2-length="0.002cm" draw:distance="0.002cm"/>
    <draw:stroke-dash draw:name="Dashed_20__28_var_29__20_6070" draw:display-name="Dashed (var) 6070" draw:style="rect" draw:dots1="1" draw:dots1-length="0.002cm" draw:dots2="1" draw:dots2-length="0.002cm" draw:distance="0.002cm"/>
    <draw:stroke-dash draw:name="Dashed_20__28_var_29__20_6071" draw:display-name="Dashed (var) 6071" draw:style="rect" draw:dots1="1" draw:dots1-length="0.002cm" draw:dots2="1" draw:dots2-length="0.002cm" draw:distance="0.002cm"/>
    <draw:stroke-dash draw:name="Dashed_20__28_var_29__20_6072" draw:display-name="Dashed (var) 6072" draw:style="rect" draw:dots1="1" draw:dots1-length="0.002cm" draw:dots2="1" draw:dots2-length="0.002cm" draw:distance="0.002cm"/>
    <draw:stroke-dash draw:name="Dashed_20__28_var_29__20_6073" draw:display-name="Dashed (var) 6073" draw:style="rect" draw:dots1="1" draw:dots1-length="0.002cm" draw:dots2="1" draw:dots2-length="0.002cm" draw:distance="0.002cm"/>
    <draw:stroke-dash draw:name="Dashed_20__28_var_29__20_6074" draw:display-name="Dashed (var) 6074" draw:style="rect" draw:dots1="1" draw:dots1-length="0.002cm" draw:dots2="1" draw:dots2-length="0.002cm" draw:distance="0.002cm"/>
    <draw:stroke-dash draw:name="Dashed_20__28_var_29__20_6075" draw:display-name="Dashed (var) 6075" draw:style="rect" draw:dots1="1" draw:dots1-length="0.002cm" draw:dots2="1" draw:dots2-length="0.002cm" draw:distance="0.002cm"/>
    <draw:stroke-dash draw:name="Dashed_20__28_var_29__20_6076" draw:display-name="Dashed (var) 6076" draw:style="rect" draw:dots1="1" draw:dots1-length="0.002cm" draw:dots2="1" draw:dots2-length="0.002cm" draw:distance="0.002cm"/>
    <draw:stroke-dash draw:name="Dashed_20__28_var_29__20_6077" draw:display-name="Dashed (var) 6077" draw:style="rect" draw:dots1="1" draw:dots1-length="0.002cm" draw:dots2="1" draw:dots2-length="0.002cm" draw:distance="0.002cm"/>
    <draw:stroke-dash draw:name="Dashed_20__28_var_29__20_6078" draw:display-name="Dashed (var) 6078" draw:style="rect" draw:dots1="1" draw:dots1-length="0.002cm" draw:dots2="1" draw:dots2-length="0.002cm" draw:distance="0.002cm"/>
    <draw:stroke-dash draw:name="Dashed_20__28_var_29__20_6079" draw:display-name="Dashed (var) 6079" draw:style="rect" draw:dots1="1" draw:dots1-length="0.002cm" draw:dots2="1" draw:dots2-length="0.002cm" draw:distance="0.002cm"/>
    <draw:stroke-dash draw:name="Dashed_20__28_var_29__20_6080" draw:display-name="Dashed (var) 6080" draw:style="rect" draw:dots1="1" draw:dots1-length="0.002cm" draw:dots2="1" draw:dots2-length="0.002cm" draw:distance="0.002cm"/>
    <draw:stroke-dash draw:name="Dashed_20__28_var_29__20_6081" draw:display-name="Dashed (var) 6081" draw:style="rect" draw:dots1="1" draw:dots1-length="0.002cm" draw:dots2="1" draw:dots2-length="0.002cm" draw:distance="0.002cm"/>
    <draw:stroke-dash draw:name="Dashed_20__28_var_29__20_6082" draw:display-name="Dashed (var) 6082" draw:style="rect" draw:dots1="1" draw:dots1-length="0.002cm" draw:dots2="1" draw:dots2-length="0.002cm" draw:distance="0.002cm"/>
    <draw:stroke-dash draw:name="Dashed_20__28_var_29__20_6083" draw:display-name="Dashed (var) 6083" draw:style="rect" draw:dots1="1" draw:dots1-length="0.002cm" draw:dots2="1" draw:dots2-length="0.002cm" draw:distance="0.002cm"/>
    <draw:stroke-dash draw:name="Dashed_20__28_var_29__20_6084" draw:display-name="Dashed (var) 6084" draw:style="rect" draw:dots1="1" draw:dots1-length="0.002cm" draw:dots2="1" draw:dots2-length="0.002cm" draw:distance="0.002cm"/>
    <draw:stroke-dash draw:name="Dashed_20__28_var_29__20_6085" draw:display-name="Dashed (var) 6085" draw:style="rect" draw:dots1="1" draw:dots1-length="0.002cm" draw:dots2="1" draw:dots2-length="0.002cm" draw:distance="0.002cm"/>
    <draw:stroke-dash draw:name="Dashed_20__28_var_29__20_6086" draw:display-name="Dashed (var) 6086" draw:style="rect" draw:dots1="1" draw:dots1-length="0.002cm" draw:dots2="1" draw:dots2-length="0.002cm" draw:distance="0.002cm"/>
    <draw:stroke-dash draw:name="Dashed_20__28_var_29__20_6087" draw:display-name="Dashed (var) 6087" draw:style="rect" draw:dots1="1" draw:dots1-length="0.002cm" draw:dots2="1" draw:dots2-length="0.002cm" draw:distance="0.002cm"/>
    <draw:stroke-dash draw:name="Dashed_20__28_var_29__20_6088" draw:display-name="Dashed (var) 6088" draw:style="rect" draw:dots1="1" draw:dots1-length="0.006cm" draw:dots2="1" draw:dots2-length="0.006cm" draw:distance="0.006cm"/>
    <draw:stroke-dash draw:name="Dashed_20__28_var_29__20_6089" draw:display-name="Dashed (var) 6089" draw:style="rect" draw:dots1="1" draw:dots1-length="0.006cm" draw:dots2="1" draw:dots2-length="0.006cm" draw:distance="0.006cm"/>
    <draw:stroke-dash draw:name="Dashed_20__28_var_29__20_6090" draw:display-name="Dashed (var) 6090" draw:style="rect" draw:dots1="1" draw:dots1-length="0.006cm" draw:dots2="1" draw:dots2-length="0.006cm" draw:distance="0.006cm"/>
    <draw:stroke-dash draw:name="Dashed_20__28_var_29__20_6091" draw:display-name="Dashed (var) 6091" draw:style="rect" draw:dots1="1" draw:dots1-length="0.006cm" draw:dots2="1" draw:dots2-length="0.006cm" draw:distance="0.006cm"/>
    <draw:stroke-dash draw:name="Dashed_20__28_var_29__20_6092" draw:display-name="Dashed (var) 6092" draw:style="rect" draw:dots1="1" draw:dots1-length="0.006cm" draw:dots2="1" draw:dots2-length="0.006cm" draw:distance="0.006cm"/>
    <draw:stroke-dash draw:name="Dashed_20__28_var_29__20_6093" draw:display-name="Dashed (var) 6093" draw:style="rect" draw:dots1="1" draw:dots1-length="0.006cm" draw:dots2="1" draw:dots2-length="0.006cm" draw:distance="0.006cm"/>
    <draw:stroke-dash draw:name="Dashed_20__28_var_29__20_6094" draw:display-name="Dashed (var) 6094" draw:style="rect" draw:dots1="1" draw:dots1-length="0.006cm" draw:dots2="1" draw:dots2-length="0.006cm" draw:distance="0.006cm"/>
    <draw:stroke-dash draw:name="Dashed_20__28_var_29__20_6095" draw:display-name="Dashed (var) 6095" draw:style="rect" draw:dots1="1" draw:dots1-length="0.006cm" draw:dots2="1" draw:dots2-length="0.006cm" draw:distance="0.006cm"/>
    <draw:stroke-dash draw:name="Dashed_20__28_var_29__20_6096" draw:display-name="Dashed (var) 6096" draw:style="rect" draw:dots1="1" draw:dots1-length="0.006cm" draw:dots2="1" draw:dots2-length="0.006cm" draw:distance="0.006cm"/>
    <draw:stroke-dash draw:name="Dashed_20__28_var_29__20_6097" draw:display-name="Dashed (var) 6097" draw:style="rect" draw:dots1="1" draw:dots1-length="0.006cm" draw:dots2="1" draw:dots2-length="0.006cm" draw:distance="0.006cm"/>
    <draw:stroke-dash draw:name="Dashed_20__28_var_29__20_6098" draw:display-name="Dashed (var) 6098" draw:style="rect" draw:dots1="1" draw:dots1-length="0.016cm" draw:dots2="1" draw:dots2-length="0.016cm" draw:distance="0.016cm"/>
    <draw:stroke-dash draw:name="Dashed_20__28_var_29__20_6099" draw:display-name="Dashed (var) 6099" draw:style="rect" draw:dots1="1" draw:dots1-length="0.016cm" draw:dots2="1" draw:dots2-length="0.016cm" draw:distance="0.01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11cm" draw:dots2="1" draw:dots2-length="0.011cm" draw:distance="0.011cm"/>
    <draw:stroke-dash draw:name="Dashed_20__28_var_29__20_6102" draw:display-name="Dashed (var) 6102" draw:style="rect" draw:dots1="1" draw:dots1-length="0.011cm" draw:dots2="1" draw:dots2-length="0.011cm" draw:distance="0.011cm"/>
    <draw:stroke-dash draw:name="Dashed_20__28_var_29__20_6103" draw:display-name="Dashed (var) 6103" draw:style="rect" draw:dots1="1" draw:dots1-length="0.006cm" draw:dots2="1" draw:dots2-length="0.006cm" draw:distance="0.006cm"/>
    <draw:stroke-dash draw:name="Dashed_20__28_var_29__20_6104" draw:display-name="Dashed (var) 6104" draw:style="rect" draw:dots1="1" draw:dots1-length="0.006cm" draw:dots2="1" draw:dots2-length="0.006cm" draw:distance="0.006cm"/>
    <draw:stroke-dash draw:name="Dashed_20__28_var_29__20_6105" draw:display-name="Dashed (var) 6105" draw:style="rect" draw:dots1="1" draw:dots1-length="0.006cm" draw:dots2="1" draw:dots2-length="0.006cm" draw:distance="0.006cm"/>
    <draw:stroke-dash draw:name="Dashed_20__28_var_29__20_6106" draw:display-name="Dashed (var) 6106" draw:style="rect" draw:dots1="1" draw:dots1-length="0.006cm" draw:dots2="1" draw:dots2-length="0.006cm" draw:distance="0.006cm"/>
    <draw:stroke-dash draw:name="Dashed_20__28_var_29__20_6107" draw:display-name="Dashed (var) 6107" draw:style="rect" draw:dots1="1" draw:dots1-length="0.006cm" draw:dots2="1" draw:dots2-length="0.006cm" draw:distance="0.006cm"/>
    <draw:stroke-dash draw:name="Dashed_20__28_var_29__20_6108" draw:display-name="Dashed (var) 6108" draw:style="rect" draw:dots1="1" draw:dots1-length="0.006cm" draw:dots2="1" draw:dots2-length="0.006cm" draw:distance="0.006cm"/>
    <draw:stroke-dash draw:name="Dashed_20__28_var_29__20_6109" draw:display-name="Dashed (var) 6109" draw:style="rect" draw:dots1="1" draw:dots1-length="0.006cm" draw:dots2="1" draw:dots2-length="0.006cm" draw:distance="0.006cm"/>
    <draw:stroke-dash draw:name="Dashed_20__28_var_29__20_6110" draw:display-name="Dashed (var) 6110" draw:style="rect" draw:dots1="1" draw:dots1-length="0.006cm" draw:dots2="1" draw:dots2-length="0.006cm" draw:distance="0.006cm"/>
    <draw:stroke-dash draw:name="Dashed_20__28_var_29__20_6111" draw:display-name="Dashed (var) 6111" draw:style="rect" draw:dots1="1" draw:dots1-length="0.006cm" draw:dots2="1" draw:dots2-length="0.006cm" draw:distance="0.006cm"/>
    <draw:stroke-dash draw:name="Dashed_20__28_var_29__20_6112" draw:display-name="Dashed (var) 6112" draw:style="rect" draw:dots1="1" draw:dots1-length="0.006cm" draw:dots2="1" draw:dots2-length="0.006cm" draw:distance="0.006cm"/>
    <draw:stroke-dash draw:name="Dashed_20__28_var_29__20_6113" draw:display-name="Dashed (var) 6113" draw:style="rect" draw:dots1="1" draw:dots1-length="0.006cm" draw:dots2="1" draw:dots2-length="0.006cm" draw:distance="0.006cm"/>
    <draw:stroke-dash draw:name="Dashed_20__28_var_29__20_6114" draw:display-name="Dashed (var) 6114" draw:style="rect" draw:dots1="1" draw:dots1-length="0.006cm" draw:dots2="1" draw:dots2-length="0.006cm" draw:distance="0.006cm"/>
    <draw:stroke-dash draw:name="Dashed_20__28_var_29__20_6115" draw:display-name="Dashed (var) 6115" draw:style="rect" draw:dots1="1" draw:dots1-length="0.006cm" draw:dots2="1" draw:dots2-length="0.006cm" draw:distance="0.006cm"/>
    <draw:stroke-dash draw:name="Dashed_20__28_var_29__20_6116" draw:display-name="Dashed (var) 6116" draw:style="rect" draw:dots1="1" draw:dots1-length="0.006cm" draw:dots2="1" draw:dots2-length="0.006cm" draw:distance="0.006cm"/>
    <draw:stroke-dash draw:name="Dashed_20__28_var_29__20_6117" draw:display-name="Dashed (var) 6117" draw:style="rect" draw:dots1="1" draw:dots1-length="0.006cm" draw:dots2="1" draw:dots2-length="0.006cm" draw:distance="0.006cm"/>
    <draw:stroke-dash draw:name="Dashed_20__28_var_29__20_6118" draw:display-name="Dashed (var) 6118" draw:style="rect" draw:dots1="1" draw:dots1-length="0.006cm" draw:dots2="1" draw:dots2-length="0.006cm" draw:distance="0.006cm"/>
    <draw:stroke-dash draw:name="Dashed_20__28_var_29__20_6119" draw:display-name="Dashed (var) 6119" draw:style="rect" draw:dots1="1" draw:dots1-length="0.006cm" draw:dots2="1" draw:dots2-length="0.006cm" draw:distance="0.006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2cm" draw:dots2="1" draw:dots2-length="0.002cm" draw:distance="0.002cm"/>
    <draw:stroke-dash draw:name="Dashed_20__28_var_29__20_6128" draw:display-name="Dashed (var) 6128" draw:style="rect" draw:dots1="1" draw:dots1-length="0.002cm" draw:dots2="1" draw:dots2-length="0.002cm" draw:distance="0.002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2cm" draw:dots2="1" draw:dots2-length="0.002cm" draw:distance="0.002cm"/>
    <draw:stroke-dash draw:name="Dashed_20__28_var_29__20_6187" draw:display-name="Dashed (var) 6187" draw:style="rect" draw:dots1="1" draw:dots1-length="0.002cm" draw:dots2="1" draw:dots2-length="0.002cm" draw:distance="0.002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2cm" draw:dots2="1" draw:dots2-length="0.002cm" draw:distance="0.002cm"/>
    <draw:stroke-dash draw:name="Dashed_20__28_var_29__20_6246" draw:display-name="Dashed (var) 6246" draw:style="rect" draw:dots1="1" draw:dots1-length="0.002cm" draw:dots2="1" draw:dots2-length="0.002cm" draw:distance="0.002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3cm" draw:dots2="1" draw:dots2-length="0.003cm" draw:distance="0.003cm"/>
    <draw:stroke-dash draw:name="Dashed_20__28_var_29__20_6250" draw:display-name="Dashed (var) 6250" draw:style="rect" draw:dots1="1" draw:dots1-length="0.003cm" draw:dots2="1" draw:dots2-length="0.003cm" draw:distance="0.003cm"/>
    <draw:stroke-dash draw:name="Dashed_20__28_var_29__20_6251" draw:display-name="Dashed (var) 6251" draw:style="rect" draw:dots1="1" draw:dots1-length="0.003cm" draw:dots2="1" draw:dots2-length="0.003cm" draw:distance="0.003cm"/>
    <draw:stroke-dash draw:name="Dashed_20__28_var_29__20_6252" draw:display-name="Dashed (var) 6252" draw:style="rect" draw:dots1="1" draw:dots1-length="0.003cm" draw:dots2="1" draw:dots2-length="0.003cm" draw:distance="0.003cm"/>
    <draw:stroke-dash draw:name="Dashed_20__28_var_29__20_6253" draw:display-name="Dashed (var) 6253" draw:style="rect" draw:dots1="1" draw:dots1-length="0.003cm" draw:dots2="1" draw:dots2-length="0.003cm" draw:distance="0.003cm"/>
    <draw:stroke-dash draw:name="Dashed_20__28_var_29__20_6254" draw:display-name="Dashed (var) 6254" draw:style="rect" draw:dots1="1" draw:dots1-length="0.003cm" draw:dots2="1" draw:dots2-length="0.003cm" draw:distance="0.003cm"/>
    <draw:stroke-dash draw:name="Dashed_20__28_var_29__20_6255" draw:display-name="Dashed (var) 6255" draw:style="rect" draw:dots1="1" draw:dots1-length="0.003cm" draw:dots2="1" draw:dots2-length="0.003cm" draw:distance="0.003cm"/>
    <draw:stroke-dash draw:name="Dashed_20__28_var_29__20_6256" draw:display-name="Dashed (var) 6256" draw:style="rect" draw:dots1="1" draw:dots1-length="0.003cm" draw:dots2="1" draw:dots2-length="0.003cm" draw:distance="0.003cm"/>
    <draw:stroke-dash draw:name="Dashed_20__28_var_29__20_6257" draw:display-name="Dashed (var) 6257" draw:style="rect" draw:dots1="1" draw:dots1-length="0.003cm" draw:dots2="1" draw:dots2-length="0.003cm" draw:distance="0.003cm"/>
    <draw:stroke-dash draw:name="Dashed_20__28_var_29__20_6258" draw:display-name="Dashed (var) 6258" draw:style="rect" draw:dots1="1" draw:dots1-length="0.003cm" draw:dots2="1" draw:dots2-length="0.003cm" draw:distance="0.003cm"/>
    <draw:stroke-dash draw:name="Dashed_20__28_var_29__20_6259" draw:display-name="Dashed (var) 6259" draw:style="rect" draw:dots1="1" draw:dots1-length="0.003cm" draw:dots2="1" draw:dots2-length="0.003cm" draw:distance="0.003cm"/>
    <draw:stroke-dash draw:name="Dashed_20__28_var_29__20_6260" draw:display-name="Dashed (var) 6260" draw:style="rect" draw:dots1="1" draw:dots1-length="0.003cm" draw:dots2="1" draw:dots2-length="0.003cm" draw:distance="0.003cm"/>
    <draw:stroke-dash draw:name="Dashed_20__28_var_29__20_6261" draw:display-name="Dashed (var) 6261" draw:style="rect" draw:dots1="1" draw:dots1-length="0.003cm" draw:dots2="1" draw:dots2-length="0.003cm" draw:distance="0.003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11cm" draw:dots2="1" draw:dots2-length="0.011cm" draw:distance="0.011cm"/>
    <draw:stroke-dash draw:name="Dashed_20__28_var_29__20_6265" draw:display-name="Dashed (var) 6265" draw:style="rect" draw:dots1="1" draw:dots1-length="0.011cm" draw:dots2="1" draw:dots2-length="0.011cm" draw:distance="0.011cm"/>
    <draw:stroke-dash draw:name="Dashed_20__28_var_29__20_6266" draw:display-name="Dashed (var) 6266" draw:style="rect" draw:dots1="1" draw:dots1-length="0.011cm" draw:dots2="1" draw:dots2-length="0.011cm" draw:distance="0.011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2cm" draw:dots2="1" draw:dots2-length="0.002cm" draw:distance="0.002cm"/>
    <draw:stroke-dash draw:name="Dashed_20__28_var_29__20_6305" draw:display-name="Dashed (var) 6305" draw:style="rect" draw:dots1="1" draw:dots1-length="0.002cm" draw:dots2="1" draw:dots2-length="0.002cm" draw:distance="0.002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3cm" draw:dots2="1" draw:dots2-length="0.003cm" draw:distance="0.003cm"/>
    <draw:stroke-dash draw:name="Dashed_20__28_var_29__20_6328" draw:display-name="Dashed (var) 6328" draw:style="rect" draw:dots1="1" draw:dots1-length="0.003cm" draw:dots2="1" draw:dots2-length="0.003cm" draw:distance="0.003cm"/>
    <draw:stroke-dash draw:name="Dashed_20__28_var_29__20_6329" draw:display-name="Dashed (var) 6329" draw:style="rect" draw:dots1="1" draw:dots1-length="0.003cm" draw:dots2="1" draw:dots2-length="0.003cm" draw:distance="0.003cm"/>
    <draw:stroke-dash draw:name="Dashed_20__28_var_29__20_6330" draw:display-name="Dashed (var) 6330" draw:style="rect" draw:dots1="1" draw:dots1-length="0.003cm" draw:dots2="1" draw:dots2-length="0.003cm" draw:distance="0.003cm"/>
    <draw:stroke-dash draw:name="Dashed_20__28_var_29__20_6331" draw:display-name="Dashed (var) 6331" draw:style="rect" draw:dots1="1" draw:dots1-length="0.003cm" draw:dots2="1" draw:dots2-length="0.003cm" draw:distance="0.003cm"/>
    <draw:stroke-dash draw:name="Dashed_20__28_var_29__20_6332" draw:display-name="Dashed (var) 6332" draw:style="rect" draw:dots1="1" draw:dots1-length="0.011cm" draw:dots2="1" draw:dots2-length="0.011cm" draw:distance="0.011cm"/>
    <draw:stroke-dash draw:name="Dashed_20__28_var_29__20_6333" draw:display-name="Dashed (var) 6333" draw:style="rect" draw:dots1="1" draw:dots1-length="0.011cm" draw:dots2="1" draw:dots2-length="0.011cm" draw:distance="0.011cm"/>
    <draw:stroke-dash draw:name="Dashed_20__28_var_29__20_6334" draw:display-name="Dashed (var) 6334" draw:style="rect" draw:dots1="1" draw:dots1-length="0.011cm" draw:dots2="1" draw:dots2-length="0.011cm" draw:distance="0.011cm"/>
    <draw:stroke-dash draw:name="Dashed_20__28_var_29__20_6335" draw:display-name="Dashed (var) 6335" draw:style="rect" draw:dots1="1" draw:dots1-length="0.011cm" draw:dots2="1" draw:dots2-length="0.011cm" draw:distance="0.011cm"/>
    <draw:stroke-dash draw:name="Dashed_20__28_var_29__20_6336" draw:display-name="Dashed (var) 6336" draw:style="rect" draw:dots1="1" draw:dots1-length="0.011cm" draw:dots2="1" draw:dots2-length="0.011cm" draw:distance="0.011cm"/>
    <draw:stroke-dash draw:name="Dashed_20__28_var_29__20_6337" draw:display-name="Dashed (var) 6337" draw:style="rect" draw:dots1="1" draw:dots1-length="0.011cm" draw:dots2="1" draw:dots2-length="0.011cm" draw:distance="0.011cm"/>
    <draw:stroke-dash draw:name="Dashed_20__28_var_29__20_6338" draw:display-name="Dashed (var) 6338" draw:style="rect" draw:dots1="1" draw:dots1-length="0.011cm" draw:dots2="1" draw:dots2-length="0.011cm" draw:distance="0.011cm"/>
    <draw:stroke-dash draw:name="Dashed_20__28_var_29__20_6339" draw:display-name="Dashed (var) 6339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11cm" draw:dots2="1" draw:dots2-length="0.011cm" draw:distance="0.011cm"/>
    <draw:stroke-dash draw:name="Dashed_20__28_var_29__20_6341" draw:display-name="Dashed (var) 6341" draw:style="rect" draw:dots1="1" draw:dots1-length="0.011cm" draw:dots2="1" draw:dots2-length="0.011cm" draw:distance="0.011cm"/>
    <draw:stroke-dash draw:name="Dashed_20__28_var_29__20_6342" draw:display-name="Dashed (var) 6342" draw:style="rect" draw:dots1="1" draw:dots1-length="0.011cm" draw:dots2="1" draw:dots2-length="0.011cm" draw:distance="0.011cm"/>
    <draw:stroke-dash draw:name="Dashed_20__28_var_29__20_6343" draw:display-name="Dashed (var) 6343" draw:style="rect" draw:dots1="1" draw:dots1-length="0.011cm" draw:dots2="1" draw:dots2-length="0.011cm" draw:distance="0.011cm"/>
    <draw:stroke-dash draw:name="Dashed_20__28_var_29__20_6344" draw:display-name="Dashed (var) 6344" draw:style="rect" draw:dots1="1" draw:dots1-length="0.011cm" draw:dots2="1" draw:dots2-length="0.011cm" draw:distance="0.011cm"/>
    <draw:stroke-dash draw:name="Dashed_20__28_var_29__20_6345" draw:display-name="Dashed (var) 6345" draw:style="rect" draw:dots1="1" draw:dots1-length="0.011cm" draw:dots2="1" draw:dots2-length="0.011cm" draw:distance="0.011cm"/>
    <draw:stroke-dash draw:name="Dashed_20__28_var_29__20_6346" draw:display-name="Dashed (var) 6346" draw:style="rect" draw:dots1="1" draw:dots1-length="0.011cm" draw:dots2="1" draw:dots2-length="0.011cm" draw:distance="0.011cm"/>
    <draw:stroke-dash draw:name="Dashed_20__28_var_29__20_6347" draw:display-name="Dashed (var) 6347" draw:style="rect" draw:dots1="1" draw:dots1-length="0.011cm" draw:dots2="1" draw:dots2-length="0.011cm" draw:distance="0.011cm"/>
    <draw:stroke-dash draw:name="Dashed_20__28_var_29__20_6348" draw:display-name="Dashed (var) 6348" draw:style="rect" draw:dots1="1" draw:dots1-length="0.011cm" draw:dots2="1" draw:dots2-length="0.011cm" draw:distance="0.011cm"/>
    <draw:stroke-dash draw:name="Dashed_20__28_var_29__20_6349" draw:display-name="Dashed (var) 6349" draw:style="rect" draw:dots1="1" draw:dots1-length="0.011cm" draw:dots2="1" draw:dots2-length="0.011cm" draw:distance="0.011cm"/>
    <draw:stroke-dash draw:name="Dashed_20__28_var_29__20_6350" draw:display-name="Dashed (var) 6350" draw:style="rect" draw:dots1="1" draw:dots1-length="0.011cm" draw:dots2="1" draw:dots2-length="0.011cm" draw:distance="0.011cm"/>
    <draw:stroke-dash draw:name="Dashed_20__28_var_29__20_6351" draw:display-name="Dashed (var) 6351" draw:style="rect" draw:dots1="1" draw:dots1-length="0.011cm" draw:dots2="1" draw:dots2-length="0.011cm" draw:distance="0.011cm"/>
    <draw:stroke-dash draw:name="Dashed_20__28_var_29__20_6352" draw:display-name="Dashed (var) 6352" draw:style="rect" draw:dots1="1" draw:dots1-length="0.011cm" draw:dots2="1" draw:dots2-length="0.011cm" draw:distance="0.011cm"/>
    <draw:stroke-dash draw:name="Dashed_20__28_var_29__20_6353" draw:display-name="Dashed (var) 6353" draw:style="rect" draw:dots1="1" draw:dots1-length="0.011cm" draw:dots2="1" draw:dots2-length="0.011cm" draw:distance="0.011cm"/>
    <draw:stroke-dash draw:name="Dashed_20__28_var_29__20_6354" draw:display-name="Dashed (var) 6354" draw:style="rect" draw:dots1="1" draw:dots1-length="0.011cm" draw:dots2="1" draw:dots2-length="0.011cm" draw:distance="0.011cm"/>
    <draw:stroke-dash draw:name="Dashed_20__28_var_29__20_6355" draw:display-name="Dashed (var) 6355" draw:style="rect" draw:dots1="1" draw:dots1-length="0.011cm" draw:dots2="1" draw:dots2-length="0.011cm" draw:distance="0.011cm"/>
    <draw:stroke-dash draw:name="Dashed_20__28_var_29__20_6356" draw:display-name="Dashed (var) 6356" draw:style="rect" draw:dots1="1" draw:dots1-length="0.011cm" draw:dots2="1" draw:dots2-length="0.011cm" draw:distance="0.011cm"/>
    <draw:stroke-dash draw:name="Dashed_20__28_var_29__20_6357" draw:display-name="Dashed (var) 6357" draw:style="rect" draw:dots1="1" draw:dots1-length="0.011cm" draw:dots2="1" draw:dots2-length="0.011cm" draw:distance="0.011cm"/>
    <draw:stroke-dash draw:name="Dashed_20__28_var_29__20_6358" draw:display-name="Dashed (var) 6358" draw:style="rect" draw:dots1="1" draw:dots1-length="0.011cm" draw:dots2="1" draw:dots2-length="0.011cm" draw:distance="0.011cm"/>
    <draw:stroke-dash draw:name="Dashed_20__28_var_29__20_6359" draw:display-name="Dashed (var) 6359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11cm" draw:dots2="1" draw:dots2-length="0.011cm" draw:distance="0.011cm"/>
    <draw:stroke-dash draw:name="Dashed_20__28_var_29__20_6361" draw:display-name="Dashed (var) 6361" draw:style="rect" draw:dots1="1" draw:dots1-length="0.011cm" draw:dots2="1" draw:dots2-length="0.011cm" draw:distance="0.011cm"/>
    <draw:stroke-dash draw:name="Dashed_20__28_var_29__20_6362" draw:display-name="Dashed (var) 6362" draw:style="rect" draw:dots1="1" draw:dots1-length="0.003cm" draw:dots2="1" draw:dots2-length="0.003cm" draw:distance="0.003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3cm" draw:dots2="1" draw:dots2-length="0.003cm" draw:distance="0.003cm"/>
    <draw:stroke-dash draw:name="Dashed_20__28_var_29__20_6366" draw:display-name="Dashed (var) 6366" draw:style="rect" draw:dots1="1" draw:dots1-length="0.003cm" draw:dots2="1" draw:dots2-length="0.003cm" draw:distance="0.003cm"/>
    <draw:stroke-dash draw:name="Dashed_20__28_var_29__20_6367" draw:display-name="Dashed (var) 6367" draw:style="rect" draw:dots1="1" draw:dots1-length="0.003cm" draw:dots2="1" draw:dots2-length="0.003cm" draw:distance="0.003cm"/>
    <draw:stroke-dash draw:name="Dashed_20__28_var_29__20_6368" draw:display-name="Dashed (var) 6368" draw:style="rect" draw:dots1="1" draw:dots1-length="0.003cm" draw:dots2="1" draw:dots2-length="0.003cm" draw:distance="0.003cm"/>
    <draw:stroke-dash draw:name="Dashed_20__28_var_29__20_6369" draw:display-name="Dashed (var) 6369" draw:style="rect" draw:dots1="1" draw:dots1-length="0.003cm" draw:dots2="1" draw:dots2-length="0.003cm" draw:distance="0.003cm"/>
    <draw:stroke-dash draw:name="Dashed_20__28_var_29__20_6370" draw:display-name="Dashed (var) 6370" draw:style="rect" draw:dots1="1" draw:dots1-length="0.003cm" draw:dots2="1" draw:dots2-length="0.003cm" draw:distance="0.003cm"/>
    <draw:stroke-dash draw:name="Dashed_20__28_var_29__20_6371" draw:display-name="Dashed (var) 6371" draw:style="rect" draw:dots1="1" draw:dots1-length="0.003cm" draw:dots2="1" draw:dots2-length="0.003cm" draw:distance="0.003cm"/>
    <draw:stroke-dash draw:name="Dashed_20__28_var_29__20_6372" draw:display-name="Dashed (var) 6372" draw:style="rect" draw:dots1="1" draw:dots1-length="0.003cm" draw:dots2="1" draw:dots2-length="0.003cm" draw:distance="0.003cm"/>
    <draw:stroke-dash draw:name="Dashed_20__28_var_29__20_6373" draw:display-name="Dashed (var) 6373" draw:style="rect" draw:dots1="1" draw:dots1-length="0.003cm" draw:dots2="1" draw:dots2-length="0.003cm" draw:distance="0.003cm"/>
    <draw:stroke-dash draw:name="Dashed_20__28_var_29__20_6374" draw:display-name="Dashed (var) 6374" draw:style="rect" draw:dots1="1" draw:dots1-length="0.003cm" draw:dots2="1" draw:dots2-length="0.003cm" draw:distance="0.003cm"/>
    <draw:stroke-dash draw:name="Dashed_20__28_var_29__20_6375" draw:display-name="Dashed (var) 6375" draw:style="rect" draw:dots1="1" draw:dots1-length="0.003cm" draw:dots2="1" draw:dots2-length="0.003cm" draw:distance="0.003cm"/>
    <draw:stroke-dash draw:name="Dashed_20__28_var_29__20_6376" draw:display-name="Dashed (var) 6376" draw:style="rect" draw:dots1="1" draw:dots1-length="0.003cm" draw:dots2="1" draw:dots2-length="0.003cm" draw:distance="0.003cm"/>
    <draw:stroke-dash draw:name="Dashed_20__28_var_29__20_6377" draw:display-name="Dashed (var) 6377" draw:style="rect" draw:dots1="1" draw:dots1-length="0.003cm" draw:dots2="1" draw:dots2-length="0.003cm" draw:distance="0.003cm"/>
    <draw:stroke-dash draw:name="Dashed_20__28_var_29__20_6378" draw:display-name="Dashed (var) 6378" draw:style="rect" draw:dots1="1" draw:dots1-length="0.003cm" draw:dots2="1" draw:dots2-length="0.003cm" draw:distance="0.003cm"/>
    <draw:stroke-dash draw:name="Dashed_20__28_var_29__20_6379" draw:display-name="Dashed (var) 6379" draw:style="rect" draw:dots1="1" draw:dots1-length="0.003cm" draw:dots2="1" draw:dots2-length="0.003cm" draw:distance="0.003cm"/>
    <draw:stroke-dash draw:name="Dashed_20__28_var_29__20_6380" draw:display-name="Dashed (var) 6380" draw:style="rect" draw:dots1="1" draw:dots1-length="0.003cm" draw:dots2="1" draw:dots2-length="0.003cm" draw:distance="0.003cm"/>
    <draw:stroke-dash draw:name="Dashed_20__28_var_29__20_6381" draw:display-name="Dashed (var) 6381" draw:style="rect" draw:dots1="1" draw:dots1-length="0.003cm" draw:dots2="1" draw:dots2-length="0.003cm" draw:distance="0.003cm"/>
    <draw:stroke-dash draw:name="Dashed_20__28_var_29__20_6382" draw:display-name="Dashed (var) 6382" draw:style="rect" draw:dots1="1" draw:dots1-length="0.003cm" draw:dots2="1" draw:dots2-length="0.003cm" draw:distance="0.003cm"/>
    <draw:stroke-dash draw:name="Dashed_20__28_var_29__20_6383" draw:display-name="Dashed (var) 6383" draw:style="rect" draw:dots1="1" draw:dots1-length="0.003cm" draw:dots2="1" draw:dots2-length="0.003cm" draw:distance="0.003cm"/>
    <draw:stroke-dash draw:name="Dashed_20__28_var_29__20_6384" draw:display-name="Dashed (var) 6384" draw:style="rect" draw:dots1="1" draw:dots1-length="0.003cm" draw:dots2="1" draw:dots2-length="0.003cm" draw:distance="0.003cm"/>
    <draw:stroke-dash draw:name="Dashed_20__28_var_29__20_6385" draw:display-name="Dashed (var) 6385" draw:style="rect" draw:dots1="1" draw:dots1-length="0.003cm" draw:dots2="1" draw:dots2-length="0.003cm" draw:distance="0.003cm"/>
    <draw:stroke-dash draw:name="Dashed_20__28_var_29__20_6386" draw:display-name="Dashed (var) 6386" draw:style="rect" draw:dots1="1" draw:dots1-length="0.003cm" draw:dots2="1" draw:dots2-length="0.003cm" draw:distance="0.003cm"/>
    <draw:stroke-dash draw:name="Dashed_20__28_var_29__20_6387" draw:display-name="Dashed (var) 6387" draw:style="rect" draw:dots1="1" draw:dots1-length="0.003cm" draw:dots2="1" draw:dots2-length="0.003cm" draw:distance="0.003cm"/>
    <draw:stroke-dash draw:name="Dashed_20__28_var_29__20_6388" draw:display-name="Dashed (var) 6388" draw:style="rect" draw:dots1="1" draw:dots1-length="0.003cm" draw:dots2="1" draw:dots2-length="0.003cm" draw:distance="0.003cm"/>
    <draw:stroke-dash draw:name="Dashed_20__28_var_29__20_6389" draw:display-name="Dashed (var) 6389" draw:style="rect" draw:dots1="1" draw:dots1-length="0.003cm" draw:dots2="1" draw:dots2-length="0.003cm" draw:distance="0.003cm"/>
    <draw:stroke-dash draw:name="Dashed_20__28_var_29__20_6390" draw:display-name="Dashed (var) 6390" draw:style="rect" draw:dots1="1" draw:dots1-length="0.003cm" draw:dots2="1" draw:dots2-length="0.003cm" draw:distance="0.003cm"/>
    <draw:stroke-dash draw:name="Dashed_20__28_var_29__20_6391" draw:display-name="Dashed (var) 6391" draw:style="rect" draw:dots1="1" draw:dots1-length="0.003cm" draw:dots2="1" draw:dots2-length="0.003cm" draw:distance="0.003cm"/>
    <draw:stroke-dash draw:name="Dashed_20__28_var_29__20_6392" draw:display-name="Dashed (var) 6392" draw:style="rect" draw:dots1="1" draw:dots1-length="0.006cm" draw:dots2="1" draw:dots2-length="0.006cm" draw:distance="0.006cm"/>
    <draw:stroke-dash draw:name="Dashed_20__28_var_29__20_6393" draw:display-name="Dashed (var) 6393" draw:style="rect" draw:dots1="1" draw:dots1-length="0.006cm" draw:dots2="1" draw:dots2-length="0.006cm" draw:distance="0.006cm"/>
    <draw:stroke-dash draw:name="Dashed_20__28_var_29__20_6394" draw:display-name="Dashed (var) 6394" draw:style="rect" draw:dots1="1" draw:dots1-length="0.006cm" draw:dots2="1" draw:dots2-length="0.006cm" draw:distance="0.006cm"/>
    <draw:stroke-dash draw:name="Dashed_20__28_var_29__20_6395" draw:display-name="Dashed (var) 6395" draw:style="rect" draw:dots1="1" draw:dots1-length="0.006cm" draw:dots2="1" draw:dots2-length="0.006cm" draw:distance="0.006cm"/>
    <draw:stroke-dash draw:name="Dashed_20__28_var_29__20_6396" draw:display-name="Dashed (var) 6396" draw:style="rect" draw:dots1="1" draw:dots1-length="0.006cm" draw:dots2="1" draw:dots2-length="0.006cm" draw:distance="0.006cm"/>
    <draw:stroke-dash draw:name="Dashed_20__28_var_29__20_6397" draw:display-name="Dashed (var) 6397" draw:style="rect" draw:dots1="1" draw:dots1-length="0.006cm" draw:dots2="1" draw:dots2-length="0.006cm" draw:distance="0.006cm"/>
    <draw:stroke-dash draw:name="Dashed_20__28_var_29__20_6398" draw:display-name="Dashed (var) 6398" draw:style="rect" draw:dots1="1" draw:dots1-length="0.003cm" draw:dots2="1" draw:dots2-length="0.003cm" draw:distance="0.003cm"/>
    <draw:stroke-dash draw:name="Dashed_20__28_var_29__20_6399" draw:display-name="Dashed (var) 6399" draw:style="rect" draw:dots1="1" draw:dots1-length="0.003cm" draw:dots2="1" draw:dots2-length="0.003cm" draw:distance="0.003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3cm" draw:dots2="1" draw:dots2-length="0.003cm" draw:distance="0.003cm"/>
    <draw:stroke-dash draw:name="Dashed_20__28_var_29__20_6401" draw:display-name="Dashed (var) 6401" draw:style="rect" draw:dots1="1" draw:dots1-length="0.003cm" draw:dots2="1" draw:dots2-length="0.003cm" draw:distance="0.003cm"/>
    <draw:stroke-dash draw:name="Dashed_20__28_var_29__20_6402" draw:display-name="Dashed (var) 6402" draw:style="rect" draw:dots1="1" draw:dots1-length="0.003cm" draw:dots2="1" draw:dots2-length="0.003cm" draw:distance="0.003cm"/>
    <draw:stroke-dash draw:name="Dashed_20__28_var_29__20_6403" draw:display-name="Dashed (var) 6403" draw:style="rect" draw:dots1="1" draw:dots1-length="0.003cm" draw:dots2="1" draw:dots2-length="0.003cm" draw:distance="0.003cm"/>
    <draw:stroke-dash draw:name="Dashed_20__28_var_29__20_6404" draw:display-name="Dashed (var) 6404" draw:style="rect" draw:dots1="1" draw:dots1-length="0.003cm" draw:dots2="1" draw:dots2-length="0.003cm" draw:distance="0.003cm"/>
    <draw:stroke-dash draw:name="Dashed_20__28_var_29__20_6405" draw:display-name="Dashed (var) 6405" draw:style="rect" draw:dots1="1" draw:dots1-length="0.003cm" draw:dots2="1" draw:dots2-length="0.003cm" draw:distance="0.003cm"/>
    <draw:stroke-dash draw:name="Dashed_20__28_var_29__20_6406" draw:display-name="Dashed (var) 6406" draw:style="rect" draw:dots1="1" draw:dots1-length="0.003cm" draw:dots2="1" draw:dots2-length="0.003cm" draw:distance="0.003cm"/>
    <draw:stroke-dash draw:name="Dashed_20__28_var_29__20_6407" draw:display-name="Dashed (var) 6407" draw:style="rect" draw:dots1="1" draw:dots1-length="0.003cm" draw:dots2="1" draw:dots2-length="0.003cm" draw:distance="0.003cm"/>
    <draw:stroke-dash draw:name="Dashed_20__28_var_29__20_6408" draw:display-name="Dashed (var) 6408" draw:style="rect" draw:dots1="1" draw:dots1-length="0.003cm" draw:dots2="1" draw:dots2-length="0.003cm" draw:distance="0.003cm"/>
    <draw:stroke-dash draw:name="Dashed_20__28_var_29__20_6409" draw:display-name="Dashed (var) 6409" draw:style="rect" draw:dots1="1" draw:dots1-length="0.003cm" draw:dots2="1" draw:dots2-length="0.003cm" draw:distance="0.003cm"/>
    <draw:stroke-dash draw:name="Dashed_20__28_var_29__20_6410" draw:display-name="Dashed (var) 6410" draw:style="rect" draw:dots1="1" draw:dots1-length="0.003cm" draw:dots2="1" draw:dots2-length="0.003cm" draw:distance="0.003cm"/>
    <draw:stroke-dash draw:name="Dashed_20__28_var_29__20_6411" draw:display-name="Dashed (var) 6411" draw:style="rect" draw:dots1="1" draw:dots1-length="0.003cm" draw:dots2="1" draw:dots2-length="0.003cm" draw:distance="0.003cm"/>
    <draw:stroke-dash draw:name="Dashed_20__28_var_29__20_6412" draw:display-name="Dashed (var) 6412" draw:style="rect" draw:dots1="1" draw:dots1-length="0.003cm" draw:dots2="1" draw:dots2-length="0.003cm" draw:distance="0.003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6cm" draw:dots2="1" draw:dots2-length="0.006cm" draw:distance="0.006cm"/>
    <draw:stroke-dash draw:name="Dashed_20__28_var_29__20_6429" draw:display-name="Dashed (var) 6429" draw:style="rect" draw:dots1="1" draw:dots1-length="0.006cm" draw:dots2="1" draw:dots2-length="0.006cm" draw:distance="0.006cm"/>
    <draw:stroke-dash draw:name="Dashed_20__28_var_29__20_6430" draw:display-name="Dashed (var) 6430" draw:style="rect" draw:dots1="1" draw:dots1-length="0.006cm" draw:dots2="1" draw:dots2-length="0.006cm" draw:distance="0.006cm"/>
    <draw:stroke-dash draw:name="Dashed_20__28_var_29__20_6431" draw:display-name="Dashed (var) 6431" draw:style="rect" draw:dots1="1" draw:dots1-length="0.006cm" draw:dots2="1" draw:dots2-length="0.006cm" draw:distance="0.006cm"/>
    <draw:stroke-dash draw:name="Dashed_20__28_var_29__20_6432" draw:display-name="Dashed (var) 6432" draw:style="rect" draw:dots1="1" draw:dots1-length="0.006cm" draw:dots2="1" draw:dots2-length="0.006cm" draw:distance="0.006cm"/>
    <draw:stroke-dash draw:name="Dashed_20__28_var_29__20_6433" draw:display-name="Dashed (var) 6433" draw:style="rect" draw:dots1="1" draw:dots1-length="0.011cm" draw:dots2="1" draw:dots2-length="0.011cm" draw:distance="0.011cm"/>
    <draw:stroke-dash draw:name="Dashed_20__28_var_29__20_6434" draw:display-name="Dashed (var) 6434" draw:style="rect" draw:dots1="1" draw:dots1-length="0.011cm" draw:dots2="1" draw:dots2-length="0.011cm" draw:distance="0.011cm"/>
    <draw:stroke-dash draw:name="Dashed_20__28_var_29__20_6435" draw:display-name="Dashed (var) 6435" draw:style="rect" draw:dots1="1" draw:dots1-length="0.011cm" draw:dots2="1" draw:dots2-length="0.011cm" draw:distance="0.011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2cm" draw:dots2="1" draw:dots2-length="0.002cm" draw:distance="0.002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3cm" draw:dots2="1" draw:dots2-length="0.003cm" draw:distance="0.003cm"/>
    <draw:stroke-dash draw:name="Dashed_20__28_var_29__20_6458" draw:display-name="Dashed (var) 6458" draw:style="rect" draw:dots1="1" draw:dots1-length="0.003cm" draw:dots2="1" draw:dots2-length="0.003cm" draw:distance="0.003cm"/>
    <draw:stroke-dash draw:name="Dashed_20__28_var_29__20_6459" draw:display-name="Dashed (var) 6459" draw:style="rect" draw:dots1="1" draw:dots1-length="0.002cm" draw:dots2="1" draw:dots2-length="0.002cm" draw:distance="0.002cm"/>
    <draw:stroke-dash draw:name="Dashed_20__28_var_29__20_6460" draw:display-name="Dashed (var) 6460" draw:style="rect" draw:dots1="1" draw:dots1-length="0.002cm" draw:dots2="1" draw:dots2-length="0.002cm" draw:distance="0.002cm"/>
    <draw:stroke-dash draw:name="Dashed_20__28_var_29__20_6461" draw:display-name="Dashed (var) 6461" draw:style="rect" draw:dots1="1" draw:dots1-length="0.003cm" draw:dots2="1" draw:dots2-length="0.003cm" draw:distance="0.003cm"/>
    <draw:stroke-dash draw:name="Dashed_20__28_var_29__20_6462" draw:display-name="Dashed (var) 6462" draw:style="rect" draw:dots1="1" draw:dots1-length="0.006cm" draw:dots2="1" draw:dots2-length="0.006cm" draw:distance="0.006cm"/>
    <draw:stroke-dash draw:name="Dashed_20__28_var_29__20_6463" draw:display-name="Dashed (var) 6463" draw:style="rect" draw:dots1="1" draw:dots1-length="0.006cm" draw:dots2="1" draw:dots2-length="0.006cm" draw:distance="0.006cm"/>
    <draw:stroke-dash draw:name="Dashed_20__28_var_29__20_6467" draw:display-name="Dashed (var) 6467" draw:style="rect" draw:dots1="1" draw:dots1-length="0.011cm" draw:dots2="1" draw:dots2-length="0.011cm" draw:distance="0.011cm"/>
    <draw:stroke-dash draw:name="Dashed_20__28_var_29__20_6468" draw:display-name="Dashed (var) 6468" draw:style="rect" draw:dots1="1" draw:dots1-length="0.011cm" draw:dots2="1" draw:dots2-length="0.011cm" draw:distance="0.011cm"/>
    <draw:stroke-dash draw:name="Dashed_20__28_var_29__20_6469" draw:display-name="Dashed (var) 6469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11cm" draw:dots2="1" draw:dots2-length="0.011cm" draw:distance="0.011cm"/>
    <draw:stroke-dash draw:name="Dashed_20__28_var_29__20_6471" draw:display-name="Dashed (var) 6471" draw:style="rect" draw:dots1="1" draw:dots1-length="0.011cm" draw:dots2="1" draw:dots2-length="0.011cm" draw:distance="0.011cm"/>
    <draw:stroke-dash draw:name="Dashed_20__28_var_29__20_6472" draw:display-name="Dashed (var) 6472" draw:style="rect" draw:dots1="1" draw:dots1-length="0.011cm" draw:dots2="1" draw:dots2-length="0.011cm" draw:distance="0.011cm"/>
    <draw:stroke-dash draw:name="Dashed_20__28_var_29__20_6473" draw:display-name="Dashed (var) 6473" draw:style="rect" draw:dots1="1" draw:dots1-length="0.011cm" draw:dots2="1" draw:dots2-length="0.011cm" draw:distance="0.011cm"/>
    <draw:stroke-dash draw:name="Dashed_20__28_var_29__20_6474" draw:display-name="Dashed (var) 6474" draw:style="rect" draw:dots1="1" draw:dots1-length="0.011cm" draw:dots2="1" draw:dots2-length="0.011cm" draw:distance="0.011cm"/>
    <draw:stroke-dash draw:name="Dashed_20__28_var_29__20_6475" draw:display-name="Dashed (var) 6475" draw:style="rect" draw:dots1="1" draw:dots1-length="0.011cm" draw:dots2="1" draw:dots2-length="0.011cm" draw:distance="0.011cm"/>
    <draw:stroke-dash draw:name="Dashed_20__28_var_29__20_6476" draw:display-name="Dashed (var) 6476" draw:style="rect" draw:dots1="1" draw:dots1-length="0.011cm" draw:dots2="1" draw:dots2-length="0.011cm" draw:distance="0.011cm"/>
    <draw:stroke-dash draw:name="Dashed_20__28_var_29__20_6477" draw:display-name="Dashed (var) 6477" draw:style="rect" draw:dots1="1" draw:dots1-length="0.011cm" draw:dots2="1" draw:dots2-length="0.011cm" draw:distance="0.011cm"/>
    <draw:stroke-dash draw:name="Dashed_20__28_var_29__20_6478" draw:display-name="Dashed (var) 6478" draw:style="rect" draw:dots1="1" draw:dots1-length="0.011cm" draw:dots2="1" draw:dots2-length="0.011cm" draw:distance="0.011cm"/>
    <draw:stroke-dash draw:name="Dashed_20__28_var_29__20_6479" draw:display-name="Dashed (var) 6479" draw:style="rect" draw:dots1="1" draw:dots1-length="0.011cm" draw:dots2="1" draw:dots2-length="0.011cm" draw:distance="0.01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11cm" draw:dots2="1" draw:dots2-length="0.011cm" draw:distance="0.011cm"/>
    <draw:stroke-dash draw:name="Dashed_20__28_var_29__20_6481" draw:display-name="Dashed (var) 6481" draw:style="rect" draw:dots1="1" draw:dots1-length="0.011cm" draw:dots2="1" draw:dots2-length="0.011cm" draw:distance="0.011cm"/>
    <draw:stroke-dash draw:name="Dashed_20__28_var_29__20_6482" draw:display-name="Dashed (var) 6482" draw:style="rect" draw:dots1="1" draw:dots1-length="0.011cm" draw:dots2="1" draw:dots2-length="0.011cm" draw:distance="0.011cm"/>
    <draw:stroke-dash draw:name="Dashed_20__28_var_29__20_6483" draw:display-name="Dashed (var) 6483" draw:style="rect" draw:dots1="1" draw:dots1-length="0.011cm" draw:dots2="1" draw:dots2-length="0.011cm" draw:distance="0.011cm"/>
    <draw:stroke-dash draw:name="Dashed_20__28_var_29__20_6484" draw:display-name="Dashed (var) 6484" draw:style="rect" draw:dots1="1" draw:dots1-length="0.011cm" draw:dots2="1" draw:dots2-length="0.011cm" draw:distance="0.011cm"/>
    <draw:stroke-dash draw:name="Dashed_20__28_var_29__20_6485" draw:display-name="Dashed (var) 6485" draw:style="rect" draw:dots1="1" draw:dots1-length="0.011cm" draw:dots2="1" draw:dots2-length="0.011cm" draw:distance="0.011cm"/>
    <draw:stroke-dash draw:name="Dashed_20__28_var_29__20_6486" draw:display-name="Dashed (var) 6486" draw:style="rect" draw:dots1="1" draw:dots1-length="0.011cm" draw:dots2="1" draw:dots2-length="0.011cm" draw:distance="0.011cm"/>
    <draw:stroke-dash draw:name="Dashed_20__28_var_29__20_6487" draw:display-name="Dashed (var) 6487" draw:style="rect" draw:dots1="1" draw:dots1-length="0.011cm" draw:dots2="1" draw:dots2-length="0.011cm" draw:distance="0.011cm"/>
    <draw:stroke-dash draw:name="Dashed_20__28_var_29__20_6488" draw:display-name="Dashed (var) 6488" draw:style="rect" draw:dots1="1" draw:dots1-length="0.011cm" draw:dots2="1" draw:dots2-length="0.011cm" draw:distance="0.011cm"/>
    <draw:stroke-dash draw:name="Dashed_20__28_var_29__20_6489" draw:display-name="Dashed (var) 6489" draw:style="rect" draw:dots1="1" draw:dots1-length="0.011cm" draw:dots2="1" draw:dots2-length="0.011cm" draw:distance="0.011cm"/>
    <draw:stroke-dash draw:name="Dashed_20__28_var_29__20_6490" draw:display-name="Dashed (var) 6490" draw:style="rect" draw:dots1="1" draw:dots1-length="0.011cm" draw:dots2="1" draw:dots2-length="0.011cm" draw:distance="0.011cm"/>
    <draw:stroke-dash draw:name="Dashed_20__28_var_29__20_6491" draw:display-name="Dashed (var) 6491" draw:style="rect" draw:dots1="1" draw:dots1-length="0.011cm" draw:dots2="1" draw:dots2-length="0.011cm" draw:distance="0.011cm"/>
    <draw:stroke-dash draw:name="Dashed_20__28_var_29__20_6492" draw:display-name="Dashed (var) 6492" draw:style="rect" draw:dots1="1" draw:dots1-length="0.011cm" draw:dots2="1" draw:dots2-length="0.011cm" draw:distance="0.011cm"/>
    <draw:stroke-dash draw:name="Dashed_20__28_var_29__20_6493" draw:display-name="Dashed (var) 6493" draw:style="rect" draw:dots1="1" draw:dots1-length="0.011cm" draw:dots2="1" draw:dots2-length="0.011cm" draw:distance="0.011cm"/>
    <draw:stroke-dash draw:name="Dashed_20__28_var_29__20_6494" draw:display-name="Dashed (var) 6494" draw:style="rect" draw:dots1="1" draw:dots1-length="0.011cm" draw:dots2="1" draw:dots2-length="0.011cm" draw:distance="0.011cm"/>
    <draw:stroke-dash draw:name="Dashed_20__28_var_29__20_6495" draw:display-name="Dashed (var) 6495" draw:style="rect" draw:dots1="1" draw:dots1-length="0.011cm" draw:dots2="1" draw:dots2-length="0.011cm" draw:distance="0.011cm"/>
    <draw:stroke-dash draw:name="Dashed_20__28_var_29__20_6496" draw:display-name="Dashed (var) 6496" draw:style="rect" draw:dots1="1" draw:dots1-length="0.011cm" draw:dots2="1" draw:dots2-length="0.011cm" draw:distance="0.011cm"/>
    <draw:stroke-dash draw:name="Dashed_20__28_var_29__20_6497" draw:display-name="Dashed (var) 6497" draw:style="rect" draw:dots1="1" draw:dots1-length="0.011cm" draw:dots2="1" draw:dots2-length="0.011cm" draw:distance="0.011cm"/>
    <draw:stroke-dash draw:name="Dashed_20__28_var_29__20_6498" draw:display-name="Dashed (var) 6498" draw:style="rect" draw:dots1="1" draw:dots1-length="0.011cm" draw:dots2="1" draw:dots2-length="0.011cm" draw:distance="0.011cm"/>
    <draw:stroke-dash draw:name="Dashed_20__28_var_29__20_6499" draw:display-name="Dashed (var) 6499" draw:style="rect" draw:dots1="1" draw:dots1-length="0.011cm" draw:dots2="1" draw:dots2-length="0.011cm" draw:distance="0.01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6cm" draw:dots2="1" draw:dots2-length="0.006cm" draw:distance="0.006cm"/>
    <draw:stroke-dash draw:name="Dashed_20__28_var_29__20_6502" draw:display-name="Dashed (var) 6502" draw:style="rect" draw:dots1="1" draw:dots1-length="0.006cm" draw:dots2="1" draw:dots2-length="0.006cm" draw:distance="0.006cm"/>
    <draw:stroke-dash draw:name="Dashed_20__28_var_29__20_6503" draw:display-name="Dashed (var) 6503" draw:style="rect" draw:dots1="1" draw:dots1-length="0.006cm" draw:dots2="1" draw:dots2-length="0.006cm" draw:distance="0.006cm"/>
    <draw:stroke-dash draw:name="Dashed_20__28_var_29__20_6504" draw:display-name="Dashed (var) 6504" draw:style="rect" draw:dots1="1" draw:dots1-length="0.006cm" draw:dots2="1" draw:dots2-length="0.006cm" draw:distance="0.006cm"/>
    <draw:stroke-dash draw:name="Dashed_20__28_var_29__20_6505" draw:display-name="Dashed (var) 6505" draw:style="rect" draw:dots1="1" draw:dots1-length="0.006cm" draw:dots2="1" draw:dots2-length="0.006cm" draw:distance="0.006cm"/>
    <draw:stroke-dash draw:name="Dashed_20__28_var_29__20_6506" draw:display-name="Dashed (var) 6506" draw:style="rect" draw:dots1="1" draw:dots1-length="0.006cm" draw:dots2="1" draw:dots2-length="0.006cm" draw:distance="0.006cm"/>
    <draw:stroke-dash draw:name="Dashed_20__28_var_29__20_6507" draw:display-name="Dashed (var) 6507" draw:style="rect" draw:dots1="1" draw:dots1-length="0.006cm" draw:dots2="1" draw:dots2-length="0.006cm" draw:distance="0.006cm"/>
    <draw:stroke-dash draw:name="Dashed_20__28_var_29__20_6508" draw:display-name="Dashed (var) 6508" draw:style="rect" draw:dots1="1" draw:dots1-length="0.006cm" draw:dots2="1" draw:dots2-length="0.006cm" draw:distance="0.006cm"/>
    <draw:stroke-dash draw:name="Dashed_20__28_var_29__20_6509" draw:display-name="Dashed (var) 6509" draw:style="rect" draw:dots1="1" draw:dots1-length="0.006cm" draw:dots2="1" draw:dots2-length="0.006cm" draw:distance="0.006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6cm" draw:dots2="1" draw:dots2-length="0.006cm" draw:distance="0.006cm"/>
    <draw:stroke-dash draw:name="Dashed_20__28_var_29__20_6512" draw:display-name="Dashed (var) 6512" draw:style="rect" draw:dots1="1" draw:dots1-length="0.006cm" draw:dots2="1" draw:dots2-length="0.006cm" draw:distance="0.006cm"/>
    <draw:stroke-dash draw:name="Dashed_20__28_var_29__20_6513" draw:display-name="Dashed (var) 6513" draw:style="rect" draw:dots1="1" draw:dots1-length="0.006cm" draw:dots2="1" draw:dots2-length="0.006cm" draw:distance="0.006cm"/>
    <draw:stroke-dash draw:name="Dashed_20__28_var_29__20_6514" draw:display-name="Dashed (var) 6514" draw:style="rect" draw:dots1="1" draw:dots1-length="0.006cm" draw:dots2="1" draw:dots2-length="0.006cm" draw:distance="0.006cm"/>
    <draw:stroke-dash draw:name="Dashed_20__28_var_29__20_6515" draw:display-name="Dashed (var) 6515" draw:style="rect" draw:dots1="1" draw:dots1-length="0.006cm" draw:dots2="1" draw:dots2-length="0.006cm" draw:distance="0.006cm"/>
    <draw:stroke-dash draw:name="Dashed_20__28_var_29__20_6516" draw:display-name="Dashed (var) 6516" draw:style="rect" draw:dots1="1" draw:dots1-length="0.006cm" draw:dots2="1" draw:dots2-length="0.006cm" draw:distance="0.006cm"/>
    <draw:stroke-dash draw:name="Dashed_20__28_var_29__20_6517" draw:display-name="Dashed (var) 6517" draw:style="rect" draw:dots1="1" draw:dots1-length="0.006cm" draw:dots2="1" draw:dots2-length="0.006cm" draw:distance="0.006cm"/>
    <draw:stroke-dash draw:name="Dashed_20__28_var_29__20_6518" draw:display-name="Dashed (var) 6518" draw:style="rect" draw:dots1="1" draw:dots1-length="0.006cm" draw:dots2="1" draw:dots2-length="0.006cm" draw:distance="0.006cm"/>
    <draw:stroke-dash draw:name="Dashed_20__28_var_29__20_6519" draw:display-name="Dashed (var) 6519" draw:style="rect" draw:dots1="1" draw:dots1-length="0.006cm" draw:dots2="1" draw:dots2-length="0.006cm" draw:distance="0.006cm"/>
    <draw:stroke-dash draw:name="Dashed_20__28_var_29__20_6520" draw:display-name="Dashed (var) 6520" draw:style="rect" draw:dots1="1" draw:dots1-length="0.006cm" draw:dots2="1" draw:dots2-length="0.006cm" draw:distance="0.006cm"/>
    <draw:stroke-dash draw:name="Dashed_20__28_var_29__20_6521" draw:display-name="Dashed (var) 6521" draw:style="rect" draw:dots1="1" draw:dots1-length="0.006cm" draw:dots2="1" draw:dots2-length="0.006cm" draw:distance="0.006cm"/>
    <draw:stroke-dash draw:name="Dashed_20__28_var_29__20_6522" draw:display-name="Dashed (var) 6522" draw:style="rect" draw:dots1="1" draw:dots1-length="0.006cm" draw:dots2="1" draw:dots2-length="0.006cm" draw:distance="0.006cm"/>
    <draw:stroke-dash draw:name="Dashed_20__28_var_29__20_6523" draw:display-name="Dashed (var) 6523" draw:style="rect" draw:dots1="1" draw:dots1-length="0.006cm" draw:dots2="1" draw:dots2-length="0.006cm" draw:distance="0.006cm"/>
    <draw:stroke-dash draw:name="Dashed_20__28_var_29__20_6524" draw:display-name="Dashed (var) 6524" draw:style="rect" draw:dots1="1" draw:dots1-length="0.006cm" draw:dots2="1" draw:dots2-length="0.006cm" draw:distance="0.006cm"/>
    <draw:stroke-dash draw:name="Dashed_20__28_var_29__20_6525" draw:display-name="Dashed (var) 6525" draw:style="rect" draw:dots1="1" draw:dots1-length="0.006cm" draw:dots2="1" draw:dots2-length="0.006cm" draw:distance="0.006cm"/>
    <draw:stroke-dash draw:name="Dashed_20__28_var_29__20_6526" draw:display-name="Dashed (var) 6526" draw:style="rect" draw:dots1="1" draw:dots1-length="0.006cm" draw:dots2="1" draw:dots2-length="0.006cm" draw:distance="0.006cm"/>
    <draw:stroke-dash draw:name="Dashed_20__28_var_29__20_6527" draw:display-name="Dashed (var) 6527" draw:style="rect" draw:dots1="1" draw:dots1-length="0.006cm" draw:dots2="1" draw:dots2-length="0.006cm" draw:distance="0.006cm"/>
    <draw:stroke-dash draw:name="Dashed_20__28_var_29__20_6528" draw:display-name="Dashed (var) 6528" draw:style="rect" draw:dots1="1" draw:dots1-length="0.006cm" draw:dots2="1" draw:dots2-length="0.006cm" draw:distance="0.006cm"/>
    <draw:stroke-dash draw:name="Dashed_20__28_var_29__20_6529" draw:display-name="Dashed (var) 6529" draw:style="rect" draw:dots1="1" draw:dots1-length="0.006cm" draw:dots2="1" draw:dots2-length="0.006cm" draw:distance="0.006cm"/>
    <draw:stroke-dash draw:name="Dashed_20__28_var_29__20_6530" draw:display-name="Dashed (var) 6530" draw:style="rect" draw:dots1="1" draw:dots1-length="0.006cm" draw:dots2="1" draw:dots2-length="0.006cm" draw:distance="0.006cm"/>
    <draw:stroke-dash draw:name="Dashed_20__28_var_29__20_6531" draw:display-name="Dashed (var) 6531" draw:style="rect" draw:dots1="1" draw:dots1-length="0.006cm" draw:dots2="1" draw:dots2-length="0.006cm" draw:distance="0.006cm"/>
    <draw:stroke-dash draw:name="Dashed_20__28_var_29__20_6532" draw:display-name="Dashed (var) 6532" draw:style="rect" draw:dots1="1" draw:dots1-length="0.011cm" draw:dots2="1" draw:dots2-length="0.011cm" draw:distance="0.011cm"/>
    <draw:stroke-dash draw:name="Dashed_20__28_var_29__20_6533" draw:display-name="Dashed (var) 6533" draw:style="rect" draw:dots1="1" draw:dots1-length="0.011cm" draw:dots2="1" draw:dots2-length="0.011cm" draw:distance="0.011cm"/>
    <draw:stroke-dash draw:name="Dashed_20__28_var_29__20_6534" draw:display-name="Dashed (var) 6534" draw:style="rect" draw:dots1="1" draw:dots1-length="0.011cm" draw:dots2="1" draw:dots2-length="0.011cm" draw:distance="0.011cm"/>
    <draw:stroke-dash draw:name="Dashed_20__28_var_29__20_6535" draw:display-name="Dashed (var) 6535" draw:style="rect" draw:dots1="1" draw:dots1-length="0.011cm" draw:dots2="1" draw:dots2-length="0.011cm" draw:distance="0.011cm"/>
    <draw:stroke-dash draw:name="Dashed_20__28_var_29__20_6536" draw:display-name="Dashed (var) 6536" draw:style="rect" draw:dots1="1" draw:dots1-length="0.011cm" draw:dots2="1" draw:dots2-length="0.011cm" draw:distance="0.011cm"/>
    <draw:stroke-dash draw:name="Dashed_20__28_var_29__20_6537" draw:display-name="Dashed (var) 6537" draw:style="rect" draw:dots1="1" draw:dots1-length="0.011cm" draw:dots2="1" draw:dots2-length="0.011cm" draw:distance="0.011cm"/>
    <draw:stroke-dash draw:name="Dashed_20__28_var_29__20_6538" draw:display-name="Dashed (var) 6538" draw:style="rect" draw:dots1="1" draw:dots1-length="0.011cm" draw:dots2="1" draw:dots2-length="0.011cm" draw:distance="0.011cm"/>
    <draw:stroke-dash draw:name="Dashed_20__28_var_29__20_6539" draw:display-name="Dashed (var) 6539" draw:style="rect" draw:dots1="1" draw:dots1-length="0.011cm" draw:dots2="1" draw:dots2-length="0.011cm" draw:distance="0.011cm"/>
    <draw:stroke-dash draw:name="Dashed_20__28_var_29__20_6540" draw:display-name="Dashed (var) 6540" draw:style="rect" draw:dots1="1" draw:dots1-length="0.011cm" draw:dots2="1" draw:dots2-length="0.011cm" draw:distance="0.011cm"/>
    <draw:stroke-dash draw:name="Dashed_20__28_var_29__20_6541" draw:display-name="Dashed (var) 6541" draw:style="rect" draw:dots1="1" draw:dots1-length="0.011cm" draw:dots2="1" draw:dots2-length="0.011cm" draw:distance="0.011cm"/>
    <draw:stroke-dash draw:name="Dashed_20__28_var_29__20_6542" draw:display-name="Dashed (var) 6542" draw:style="rect" draw:dots1="1" draw:dots1-length="0.011cm" draw:dots2="1" draw:dots2-length="0.011cm" draw:distance="0.011cm"/>
    <draw:stroke-dash draw:name="Dashed_20__28_var_29__20_6543" draw:display-name="Dashed (var) 6543" draw:style="rect" draw:dots1="1" draw:dots1-length="0.011cm" draw:dots2="1" draw:dots2-length="0.011cm" draw:distance="0.011cm"/>
    <draw:stroke-dash draw:name="Dashed_20__28_var_29__20_6544" draw:display-name="Dashed (var) 6544" draw:style="rect" draw:dots1="1" draw:dots1-length="0.011cm" draw:dots2="1" draw:dots2-length="0.011cm" draw:distance="0.011cm"/>
    <draw:stroke-dash draw:name="Dashed_20__28_var_29__20_6545" draw:display-name="Dashed (var) 6545" draw:style="rect" draw:dots1="1" draw:dots1-length="0.011cm" draw:dots2="1" draw:dots2-length="0.011cm" draw:distance="0.011cm"/>
    <draw:stroke-dash draw:name="Dashed_20__28_var_29__20_6546" draw:display-name="Dashed (var) 6546" draw:style="rect" draw:dots1="1" draw:dots1-length="0.011cm" draw:dots2="1" draw:dots2-length="0.011cm" draw:distance="0.011cm"/>
    <draw:stroke-dash draw:name="Dashed_20__28_var_29__20_6547" draw:display-name="Dashed (var) 6547" draw:style="rect" draw:dots1="1" draw:dots1-length="0.011cm" draw:dots2="1" draw:dots2-length="0.011cm" draw:distance="0.011cm"/>
    <draw:stroke-dash draw:name="Dashed_20__28_var_29__20_6548" draw:display-name="Dashed (var) 6548" draw:style="rect" draw:dots1="1" draw:dots1-length="0.011cm" draw:dots2="1" draw:dots2-length="0.011cm" draw:distance="0.011cm"/>
    <draw:stroke-dash draw:name="Dashed_20__28_var_29__20_6549" draw:display-name="Dashed (var) 6549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11cm" draw:dots2="1" draw:dots2-length="0.011cm" draw:distance="0.011cm"/>
    <draw:stroke-dash draw:name="Dashed_20__28_var_29__20_6551" draw:display-name="Dashed (var) 6551" draw:style="rect" draw:dots1="1" draw:dots1-length="0.011cm" draw:dots2="1" draw:dots2-length="0.011cm" draw:distance="0.011cm"/>
    <draw:stroke-dash draw:name="Dashed_20__28_var_29__20_6552" draw:display-name="Dashed (var) 6552" draw:style="rect" draw:dots1="1" draw:dots1-length="0.011cm" draw:dots2="1" draw:dots2-length="0.011cm" draw:distance="0.011cm"/>
    <draw:stroke-dash draw:name="Dashed_20__28_var_29__20_6553" draw:display-name="Dashed (var) 6553" draw:style="rect" draw:dots1="1" draw:dots1-length="0.011cm" draw:dots2="1" draw:dots2-length="0.011cm" draw:distance="0.011cm"/>
    <draw:stroke-dash draw:name="Dashed_20__28_var_29__20_6554" draw:display-name="Dashed (var) 6554" draw:style="rect" draw:dots1="1" draw:dots1-length="0.011cm" draw:dots2="1" draw:dots2-length="0.011cm" draw:distance="0.011cm"/>
    <draw:stroke-dash draw:name="Dashed_20__28_var_29__20_6555" draw:display-name="Dashed (var) 6555" draw:style="rect" draw:dots1="1" draw:dots1-length="0.011cm" draw:dots2="1" draw:dots2-length="0.011cm" draw:distance="0.011cm"/>
    <draw:stroke-dash draw:name="Dashed_20__28_var_29__20_6556" draw:display-name="Dashed (var) 6556" draw:style="rect" draw:dots1="1" draw:dots1-length="0.011cm" draw:dots2="1" draw:dots2-length="0.011cm" draw:distance="0.011cm"/>
    <draw:stroke-dash draw:name="Dashed_20__28_var_29__20_6557" draw:display-name="Dashed (var) 6557" draw:style="rect" draw:dots1="1" draw:dots1-length="0.011cm" draw:dots2="1" draw:dots2-length="0.011cm" draw:distance="0.011cm"/>
    <draw:stroke-dash draw:name="Dashed_20__28_var_29__20_6558" draw:display-name="Dashed (var) 6558" draw:style="rect" draw:dots1="1" draw:dots1-length="0.011cm" draw:dots2="1" draw:dots2-length="0.011cm" draw:distance="0.011cm"/>
    <draw:stroke-dash draw:name="Dashed_20__28_var_29__20_6559" draw:display-name="Dashed (var) 6559" draw:style="rect" draw:dots1="1" draw:dots1-length="0.011cm" draw:dots2="1" draw:dots2-length="0.011cm" draw:distance="0.011cm"/>
    <draw:stroke-dash draw:name="Dashed_20__28_var_29__20_6560" draw:display-name="Dashed (var) 6560" draw:style="rect" draw:dots1="1" draw:dots1-length="0.011cm" draw:dots2="1" draw:dots2-length="0.011cm" draw:distance="0.011cm"/>
    <draw:stroke-dash draw:name="Dashed_20__28_var_29__20_6561" draw:display-name="Dashed (var) 6561" draw:style="rect" draw:dots1="1" draw:dots1-length="0.011cm" draw:dots2="1" draw:dots2-length="0.011cm" draw:distance="0.011cm"/>
    <draw:stroke-dash draw:name="Dashed_20__28_var_29__20_6562" draw:display-name="Dashed (var) 6562" draw:style="rect" draw:dots1="1" draw:dots1-length="0.011cm" draw:dots2="1" draw:dots2-length="0.011cm" draw:distance="0.011cm"/>
    <draw:stroke-dash draw:name="Dashed_20__28_var_29__20_6563" draw:display-name="Dashed (var) 6563" draw:style="rect" draw:dots1="1" draw:dots1-length="0.011cm" draw:dots2="1" draw:dots2-length="0.011cm" draw:distance="0.011cm"/>
    <draw:stroke-dash draw:name="Dashed_20__28_var_29__20_6564" draw:display-name="Dashed (var) 6564" draw:style="rect" draw:dots1="1" draw:dots1-length="0.011cm" draw:dots2="1" draw:dots2-length="0.011cm" draw:distance="0.011cm"/>
    <draw:stroke-dash draw:name="Dashed_20__28_var_29__20_6565" draw:display-name="Dashed (var) 6565" draw:style="rect" draw:dots1="1" draw:dots1-length="0.011cm" draw:dots2="1" draw:dots2-length="0.011cm" draw:distance="0.011cm"/>
    <draw:stroke-dash draw:name="Dashed_20__28_var_29__20_6566" draw:display-name="Dashed (var) 6566" draw:style="rect" draw:dots1="1" draw:dots1-length="0.011cm" draw:dots2="1" draw:dots2-length="0.011cm" draw:distance="0.011cm"/>
    <draw:stroke-dash draw:name="Dashed_20__28_var_29__20_6567" draw:display-name="Dashed (var) 6567" draw:style="rect" draw:dots1="1" draw:dots1-length="0.011cm" draw:dots2="1" draw:dots2-length="0.011cm" draw:distance="0.011cm"/>
    <draw:stroke-dash draw:name="Dashed_20__28_var_29__20_6568" draw:display-name="Dashed (var) 6568" draw:style="rect" draw:dots1="1" draw:dots1-length="0.011cm" draw:dots2="1" draw:dots2-length="0.011cm" draw:distance="0.011cm"/>
    <draw:stroke-dash draw:name="Dashed_20__28_var_29__20_6569" draw:display-name="Dashed (var) 6569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11cm" draw:dots2="1" draw:dots2-length="0.011cm" draw:distance="0.011cm"/>
    <draw:stroke-dash draw:name="Dashed_20__28_var_29__20_6571" draw:display-name="Dashed (var) 6571" draw:style="rect" draw:dots1="1" draw:dots1-length="0.011cm" draw:dots2="1" draw:dots2-length="0.011cm" draw:distance="0.011cm"/>
    <draw:stroke-dash draw:name="Dashed_20__28_var_29__20_6572" draw:display-name="Dashed (var) 6572" draw:style="rect" draw:dots1="1" draw:dots1-length="0.011cm" draw:dots2="1" draw:dots2-length="0.011cm" draw:distance="0.011cm"/>
    <draw:stroke-dash draw:name="Dashed_20__28_var_29__20_6573" draw:display-name="Dashed (var) 6573" draw:style="rect" draw:dots1="1" draw:dots1-length="0.011cm" draw:dots2="1" draw:dots2-length="0.011cm" draw:distance="0.011cm"/>
    <draw:stroke-dash draw:name="Dashed_20__28_var_29__20_6574" draw:display-name="Dashed (var) 6574" draw:style="rect" draw:dots1="1" draw:dots1-length="0.011cm" draw:dots2="1" draw:dots2-length="0.011cm" draw:distance="0.011cm"/>
    <draw:stroke-dash draw:name="Dashed_20__28_var_29__20_6575" draw:display-name="Dashed (var) 6575" draw:style="rect" draw:dots1="1" draw:dots1-length="0.011cm" draw:dots2="1" draw:dots2-length="0.011cm" draw:distance="0.011cm"/>
    <draw:stroke-dash draw:name="Dashed_20__28_var_29__20_6576" draw:display-name="Dashed (var) 6576" draw:style="rect" draw:dots1="1" draw:dots1-length="0.011cm" draw:dots2="1" draw:dots2-length="0.011cm" draw:distance="0.011cm"/>
    <draw:stroke-dash draw:name="Dashed_20__28_var_29__20_6577" draw:display-name="Dashed (var) 6577" draw:style="rect" draw:dots1="1" draw:dots1-length="0.011cm" draw:dots2="1" draw:dots2-length="0.011cm" draw:distance="0.011cm"/>
    <draw:stroke-dash draw:name="Dashed_20__28_var_29__20_6578" draw:display-name="Dashed (var) 6578" draw:style="rect" draw:dots1="1" draw:dots1-length="0.011cm" draw:dots2="1" draw:dots2-length="0.011cm" draw:distance="0.011cm"/>
    <draw:stroke-dash draw:name="Dashed_20__28_var_29__20_6579" draw:display-name="Dashed (var) 6579" draw:style="rect" draw:dots1="1" draw:dots1-length="0.011cm" draw:dots2="1" draw:dots2-length="0.011cm" draw:distance="0.011cm"/>
    <draw:stroke-dash draw:name="Dashed_20__28_var_29__20_6580" draw:display-name="Dashed (var) 6580" draw:style="rect" draw:dots1="1" draw:dots1-length="0.011cm" draw:dots2="1" draw:dots2-length="0.011cm" draw:distance="0.011cm"/>
    <draw:stroke-dash draw:name="Dashed_20__28_var_29__20_6581" draw:display-name="Dashed (var) 6581" draw:style="rect" draw:dots1="1" draw:dots1-length="0.011cm" draw:dots2="1" draw:dots2-length="0.011cm" draw:distance="0.011cm"/>
    <draw:stroke-dash draw:name="Dashed_20__28_var_29__20_6582" draw:display-name="Dashed (var) 6582" draw:style="rect" draw:dots1="1" draw:dots1-length="0.011cm" draw:dots2="1" draw:dots2-length="0.011cm" draw:distance="0.011cm"/>
    <draw:stroke-dash draw:name="Dashed_20__28_var_29__20_6583" draw:display-name="Dashed (var) 6583" draw:style="rect" draw:dots1="1" draw:dots1-length="0.011cm" draw:dots2="1" draw:dots2-length="0.011cm" draw:distance="0.011cm"/>
    <draw:stroke-dash draw:name="Dashed_20__28_var_29__20_6584" draw:display-name="Dashed (var) 6584" draw:style="rect" draw:dots1="1" draw:dots1-length="0.011cm" draw:dots2="1" draw:dots2-length="0.011cm" draw:distance="0.011cm"/>
    <draw:stroke-dash draw:name="Dashed_20__28_var_29__20_6585" draw:display-name="Dashed (var) 6585" draw:style="rect" draw:dots1="1" draw:dots1-length="0.011cm" draw:dots2="1" draw:dots2-length="0.011cm" draw:distance="0.011cm"/>
    <draw:stroke-dash draw:name="Dashed_20__28_var_29__20_6586" draw:display-name="Dashed (var) 6586" draw:style="rect" draw:dots1="1" draw:dots1-length="0.011cm" draw:dots2="1" draw:dots2-length="0.011cm" draw:distance="0.011cm"/>
    <draw:stroke-dash draw:name="Dashed_20__28_var_29__20_6587" draw:display-name="Dashed (var) 6587" draw:style="rect" draw:dots1="1" draw:dots1-length="0.011cm" draw:dots2="1" draw:dots2-length="0.011cm" draw:distance="0.011cm"/>
    <draw:stroke-dash draw:name="Dashed_20__28_var_29__20_6588" draw:display-name="Dashed (var) 6588" draw:style="rect" draw:dots1="1" draw:dots1-length="0.011cm" draw:dots2="1" draw:dots2-length="0.011cm" draw:distance="0.011cm"/>
    <draw:stroke-dash draw:name="Dashed_20__28_var_29__20_6589" draw:display-name="Dashed (var) 658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11cm" draw:dots2="1" draw:dots2-length="0.011cm" draw:distance="0.011cm"/>
    <draw:stroke-dash draw:name="Dashed_20__28_var_29__20_6591" draw:display-name="Dashed (var) 6591" draw:style="rect" draw:dots1="1" draw:dots1-length="0.011cm" draw:dots2="1" draw:dots2-length="0.011cm" draw:distance="0.011cm"/>
    <draw:stroke-dash draw:name="Dashed_20__28_var_29__20_6592" draw:display-name="Dashed (var) 6592" draw:style="rect" draw:dots1="1" draw:dots1-length="0.011cm" draw:dots2="1" draw:dots2-length="0.011cm" draw:distance="0.011cm"/>
    <draw:stroke-dash draw:name="Dashed_20__28_var_29__20_6593" draw:display-name="Dashed (var) 6593" draw:style="rect" draw:dots1="1" draw:dots1-length="0.011cm" draw:dots2="1" draw:dots2-length="0.011cm" draw:distance="0.011cm"/>
    <draw:stroke-dash draw:name="Dashed_20__28_var_29__20_6594" draw:display-name="Dashed (var) 6594" draw:style="rect" draw:dots1="1" draw:dots1-length="0.011cm" draw:dots2="1" draw:dots2-length="0.011cm" draw:distance="0.011cm"/>
    <draw:stroke-dash draw:name="Dashed_20__28_var_29__20_6595" draw:display-name="Dashed (var) 6595" draw:style="rect" draw:dots1="1" draw:dots1-length="0.011cm" draw:dots2="1" draw:dots2-length="0.011cm" draw:distance="0.011cm"/>
    <draw:stroke-dash draw:name="Dashed_20__28_var_29__20_6596" draw:display-name="Dashed (var) 6596" draw:style="rect" draw:dots1="1" draw:dots1-length="0.011cm" draw:dots2="1" draw:dots2-length="0.011cm" draw:distance="0.011cm"/>
    <draw:stroke-dash draw:name="Dashed_20__28_var_29__20_6597" draw:display-name="Dashed (var) 6597" draw:style="rect" draw:dots1="1" draw:dots1-length="0.011cm" draw:dots2="1" draw:dots2-length="0.011cm" draw:distance="0.011cm"/>
    <draw:stroke-dash draw:name="Dashed_20__28_var_29__20_6598" draw:display-name="Dashed (var) 6598" draw:style="rect" draw:dots1="1" draw:dots1-length="0.011cm" draw:dots2="1" draw:dots2-length="0.011cm" draw:distance="0.011cm"/>
    <draw:stroke-dash draw:name="Dashed_20__28_var_29__20_6599" draw:display-name="Dashed (var) 6599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11cm" draw:dots2="1" draw:dots2-length="0.011cm" draw:distance="0.011cm"/>
    <draw:stroke-dash draw:name="Dashed_20__28_var_29__20_6601" draw:display-name="Dashed (var) 6601" draw:style="rect" draw:dots1="1" draw:dots1-length="0.011cm" draw:dots2="1" draw:dots2-length="0.011cm" draw:distance="0.011cm"/>
    <draw:stroke-dash draw:name="Dashed_20__28_var_29__20_6602" draw:display-name="Dashed (var) 6602" draw:style="rect" draw:dots1="1" draw:dots1-length="0.011cm" draw:dots2="1" draw:dots2-length="0.011cm" draw:distance="0.011cm"/>
    <draw:stroke-dash draw:name="Dashed_20__28_var_29__20_6603" draw:display-name="Dashed (var) 6603" draw:style="rect" draw:dots1="1" draw:dots1-length="0.011cm" draw:dots2="1" draw:dots2-length="0.011cm" draw:distance="0.011cm"/>
    <draw:stroke-dash draw:name="Dashed_20__28_var_29__20_6604" draw:display-name="Dashed (var) 6604" draw:style="rect" draw:dots1="1" draw:dots1-length="0.011cm" draw:dots2="1" draw:dots2-length="0.011cm" draw:distance="0.011cm"/>
    <draw:stroke-dash draw:name="Dashed_20__28_var_29__20_6605" draw:display-name="Dashed (var) 6605" draw:style="rect" draw:dots1="1" draw:dots1-length="0.011cm" draw:dots2="1" draw:dots2-length="0.011cm" draw:distance="0.011cm"/>
    <draw:stroke-dash draw:name="Dashed_20__28_var_29__20_6606" draw:display-name="Dashed (var) 6606" draw:style="rect" draw:dots1="1" draw:dots1-length="0.011cm" draw:dots2="1" draw:dots2-length="0.011cm" draw:distance="0.011cm"/>
    <draw:stroke-dash draw:name="Dashed_20__28_var_29__20_6607" draw:display-name="Dashed (var) 6607" draw:style="rect" draw:dots1="1" draw:dots1-length="0.011cm" draw:dots2="1" draw:dots2-length="0.011cm" draw:distance="0.011cm"/>
    <draw:stroke-dash draw:name="Dashed_20__28_var_29__20_6608" draw:display-name="Dashed (var) 6608" draw:style="rect" draw:dots1="1" draw:dots1-length="0.011cm" draw:dots2="1" draw:dots2-length="0.011cm" draw:distance="0.011cm"/>
    <draw:stroke-dash draw:name="Dashed_20__28_var_29__20_6609" draw:display-name="Dashed (var) 6609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11cm" draw:dots2="1" draw:dots2-length="0.011cm" draw:distance="0.011cm"/>
    <draw:stroke-dash draw:name="Dashed_20__28_var_29__20_6611" draw:display-name="Dashed (var) 6611" draw:style="rect" draw:dots1="1" draw:dots1-length="0.011cm" draw:dots2="1" draw:dots2-length="0.011cm" draw:distance="0.011cm"/>
    <draw:stroke-dash draw:name="Dashed_20__28_var_29__20_6612" draw:display-name="Dashed (var) 6612" draw:style="rect" draw:dots1="1" draw:dots1-length="0.011cm" draw:dots2="1" draw:dots2-length="0.011cm" draw:distance="0.011cm"/>
    <draw:stroke-dash draw:name="Dashed_20__28_var_29__20_6613" draw:display-name="Dashed (var) 6613" draw:style="rect" draw:dots1="1" draw:dots1-length="0.011cm" draw:dots2="1" draw:dots2-length="0.011cm" draw:distance="0.011cm"/>
    <draw:stroke-dash draw:name="Dashed_20__28_var_29__20_6614" draw:display-name="Dashed (var) 6614" draw:style="rect" draw:dots1="1" draw:dots1-length="0.011cm" draw:dots2="1" draw:dots2-length="0.011cm" draw:distance="0.011cm"/>
    <draw:stroke-dash draw:name="Dashed_20__28_var_29__20_6615" draw:display-name="Dashed (var) 6615" draw:style="rect" draw:dots1="1" draw:dots1-length="0.011cm" draw:dots2="1" draw:dots2-length="0.011cm" draw:distance="0.011cm"/>
    <draw:stroke-dash draw:name="Dashed_20__28_var_29__20_6616" draw:display-name="Dashed (var) 6616" draw:style="rect" draw:dots1="1" draw:dots1-length="0.011cm" draw:dots2="1" draw:dots2-length="0.011cm" draw:distance="0.011cm"/>
    <draw:stroke-dash draw:name="Dashed_20__28_var_29__20_6617" draw:display-name="Dashed (var) 6617" draw:style="rect" draw:dots1="1" draw:dots1-length="0.011cm" draw:dots2="1" draw:dots2-length="0.011cm" draw:distance="0.011cm"/>
    <draw:stroke-dash draw:name="Dashed_20__28_var_29__20_6618" draw:display-name="Dashed (var) 6618" draw:style="rect" draw:dots1="1" draw:dots1-length="0.011cm" draw:dots2="1" draw:dots2-length="0.011cm" draw:distance="0.011cm"/>
    <draw:stroke-dash draw:name="Dashed_20__28_var_29__20_6619" draw:display-name="Dashed (var) 6619" draw:style="rect" draw:dots1="1" draw:dots1-length="0.011cm" draw:dots2="1" draw:dots2-length="0.011cm" draw:distance="0.011cm"/>
    <draw:stroke-dash draw:name="Dashed_20__28_var_29__20_6620" draw:display-name="Dashed (var) 6620" draw:style="rect" draw:dots1="1" draw:dots1-length="0.011cm" draw:dots2="1" draw:dots2-length="0.011cm" draw:distance="0.011cm"/>
    <draw:stroke-dash draw:name="Dashed_20__28_var_29__20_6621" draw:display-name="Dashed (var) 6621" draw:style="rect" draw:dots1="1" draw:dots1-length="0.011cm" draw:dots2="1" draw:dots2-length="0.011cm" draw:distance="0.011cm"/>
    <draw:stroke-dash draw:name="Dashed_20__28_var_29__20_6622" draw:display-name="Dashed (var) 6622" draw:style="rect" draw:dots1="1" draw:dots1-length="0.011cm" draw:dots2="1" draw:dots2-length="0.011cm" draw:distance="0.011cm"/>
    <draw:stroke-dash draw:name="Dashed_20__28_var_29__20_6623" draw:display-name="Dashed (var) 6623" draw:style="rect" draw:dots1="1" draw:dots1-length="0.011cm" draw:dots2="1" draw:dots2-length="0.011cm" draw:distance="0.011cm"/>
    <draw:stroke-dash draw:name="Dashed_20__28_var_29__20_6624" draw:display-name="Dashed (var) 6624" draw:style="rect" draw:dots1="1" draw:dots1-length="0.011cm" draw:dots2="1" draw:dots2-length="0.011cm" draw:distance="0.011cm"/>
    <draw:stroke-dash draw:name="Dashed_20__28_var_29__20_6625" draw:display-name="Dashed (var) 6625" draw:style="rect" draw:dots1="1" draw:dots1-length="0.011cm" draw:dots2="1" draw:dots2-length="0.011cm" draw:distance="0.011cm"/>
    <draw:stroke-dash draw:name="Dashed_20__28_var_29__20_6626" draw:display-name="Dashed (var) 6626" draw:style="rect" draw:dots1="1" draw:dots1-length="0.011cm" draw:dots2="1" draw:dots2-length="0.011cm" draw:distance="0.011cm"/>
    <draw:stroke-dash draw:name="Dashed_20__28_var_29__20_6627" draw:display-name="Dashed (var) 6627" draw:style="rect" draw:dots1="1" draw:dots1-length="0.011cm" draw:dots2="1" draw:dots2-length="0.011cm" draw:distance="0.011cm"/>
    <draw:stroke-dash draw:name="Dashed_20__28_var_29__20_6628" draw:display-name="Dashed (var) 6628" draw:style="rect" draw:dots1="1" draw:dots1-length="0.011cm" draw:dots2="1" draw:dots2-length="0.011cm" draw:distance="0.011cm"/>
    <draw:stroke-dash draw:name="Dashed_20__28_var_29__20_6629" draw:display-name="Dashed (var) 6629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11cm" draw:dots2="1" draw:dots2-length="0.011cm" draw:distance="0.011cm"/>
    <draw:stroke-dash draw:name="Dashed_20__28_var_29__20_6631" draw:display-name="Dashed (var) 6631" draw:style="rect" draw:dots1="1" draw:dots1-length="0.011cm" draw:dots2="1" draw:dots2-length="0.011cm" draw:distance="0.011cm"/>
    <draw:stroke-dash draw:name="Dashed_20__28_var_29__20_6632" draw:display-name="Dashed (var) 6632" draw:style="rect" draw:dots1="1" draw:dots1-length="0.011cm" draw:dots2="1" draw:dots2-length="0.011cm" draw:distance="0.011cm"/>
    <draw:stroke-dash draw:name="Dashed_20__28_var_29__20_6633" draw:display-name="Dashed (var) 6633" draw:style="rect" draw:dots1="1" draw:dots1-length="0.011cm" draw:dots2="1" draw:dots2-length="0.011cm" draw:distance="0.011cm"/>
    <draw:stroke-dash draw:name="Dashed_20__28_var_29__20_6634" draw:display-name="Dashed (var) 6634" draw:style="rect" draw:dots1="1" draw:dots1-length="0.011cm" draw:dots2="1" draw:dots2-length="0.011cm" draw:distance="0.011cm"/>
    <draw:stroke-dash draw:name="Dashed_20__28_var_29__20_6635" draw:display-name="Dashed (var) 6635" draw:style="rect" draw:dots1="1" draw:dots1-length="0.011cm" draw:dots2="1" draw:dots2-length="0.011cm" draw:distance="0.011cm"/>
    <draw:stroke-dash draw:name="Dashed_20__28_var_29__20_6636" draw:display-name="Dashed (var) 6636" draw:style="rect" draw:dots1="1" draw:dots1-length="0.011cm" draw:dots2="1" draw:dots2-length="0.011cm" draw:distance="0.011cm"/>
    <draw:stroke-dash draw:name="Dashed_20__28_var_29__20_6637" draw:display-name="Dashed (var) 6637" draw:style="rect" draw:dots1="1" draw:dots1-length="0.011cm" draw:dots2="1" draw:dots2-length="0.011cm" draw:distance="0.011cm"/>
    <draw:stroke-dash draw:name="Dashed_20__28_var_29__20_6638" draw:display-name="Dashed (var) 6638" draw:style="rect" draw:dots1="1" draw:dots1-length="0.011cm" draw:dots2="1" draw:dots2-length="0.011cm" draw:distance="0.011cm"/>
    <draw:stroke-dash draw:name="Dashed_20__28_var_29__20_6639" draw:display-name="Dashed (var) 6639" draw:style="rect" draw:dots1="1" draw:dots1-length="0.011cm" draw:dots2="1" draw:dots2-length="0.011cm" draw:distance="0.011cm"/>
    <draw:stroke-dash draw:name="Dashed_20__28_var_29__20_6640" draw:display-name="Dashed (var) 6640" draw:style="rect" draw:dots1="1" draw:dots1-length="0.011cm" draw:dots2="1" draw:dots2-length="0.011cm" draw:distance="0.011cm"/>
    <draw:stroke-dash draw:name="Dashed_20__28_var_29__20_6641" draw:display-name="Dashed (var) 6641" draw:style="rect" draw:dots1="1" draw:dots1-length="0.011cm" draw:dots2="1" draw:dots2-length="0.011cm" draw:distance="0.011cm"/>
    <draw:stroke-dash draw:name="Dashed_20__28_var_29__20_6642" draw:display-name="Dashed (var) 6642" draw:style="rect" draw:dots1="1" draw:dots1-length="0.011cm" draw:dots2="1" draw:dots2-length="0.011cm" draw:distance="0.011cm"/>
    <draw:stroke-dash draw:name="Dashed_20__28_var_29__20_6643" draw:display-name="Dashed (var) 6643" draw:style="rect" draw:dots1="1" draw:dots1-length="0.011cm" draw:dots2="1" draw:dots2-length="0.011cm" draw:distance="0.011cm"/>
    <draw:stroke-dash draw:name="Dashed_20__28_var_29__20_6644" draw:display-name="Dashed (var) 6644" draw:style="rect" draw:dots1="1" draw:dots1-length="0.011cm" draw:dots2="1" draw:dots2-length="0.011cm" draw:distance="0.011cm"/>
    <draw:stroke-dash draw:name="Dashed_20__28_var_29__20_6645" draw:display-name="Dashed (var) 6645" draw:style="rect" draw:dots1="1" draw:dots1-length="0.011cm" draw:dots2="1" draw:dots2-length="0.011cm" draw:distance="0.011cm"/>
    <draw:stroke-dash draw:name="Dashed_20__28_var_29__20_6646" draw:display-name="Dashed (var) 6646" draw:style="rect" draw:dots1="1" draw:dots1-length="0.011cm" draw:dots2="1" draw:dots2-length="0.011cm" draw:distance="0.011cm"/>
    <draw:stroke-dash draw:name="Dashed_20__28_var_29__20_6647" draw:display-name="Dashed (var) 6647" draw:style="rect" draw:dots1="1" draw:dots1-length="0.011cm" draw:dots2="1" draw:dots2-length="0.011cm" draw:distance="0.011cm"/>
    <draw:stroke-dash draw:name="Dashed_20__28_var_29__20_6648" draw:display-name="Dashed (var) 6648" draw:style="rect" draw:dots1="1" draw:dots1-length="0.011cm" draw:dots2="1" draw:dots2-length="0.011cm" draw:distance="0.011cm"/>
    <draw:stroke-dash draw:name="Dashed_20__28_var_29__20_6649" draw:display-name="Dashed (var) 6649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11cm" draw:dots2="1" draw:dots2-length="0.011cm" draw:distance="0.011cm"/>
    <draw:stroke-dash draw:name="Dashed_20__28_var_29__20_6651" draw:display-name="Dashed (var) 6651" draw:style="rect" draw:dots1="1" draw:dots1-length="0.011cm" draw:dots2="1" draw:dots2-length="0.011cm" draw:distance="0.011cm"/>
    <draw:stroke-dash draw:name="Dashed_20__28_var_29__20_6652" draw:display-name="Dashed (var) 6652" draw:style="rect" draw:dots1="1" draw:dots1-length="0.011cm" draw:dots2="1" draw:dots2-length="0.011cm" draw:distance="0.011cm"/>
    <draw:stroke-dash draw:name="Dashed_20__28_var_29__20_6653" draw:display-name="Dashed (var) 6653" draw:style="rect" draw:dots1="1" draw:dots1-length="0.011cm" draw:dots2="1" draw:dots2-length="0.011cm" draw:distance="0.011cm"/>
    <draw:stroke-dash draw:name="Dashed_20__28_var_29__20_6654" draw:display-name="Dashed (var) 6654" draw:style="rect" draw:dots1="1" draw:dots1-length="0.011cm" draw:dots2="1" draw:dots2-length="0.011cm" draw:distance="0.011cm"/>
    <draw:stroke-dash draw:name="Dashed_20__28_var_29__20_6655" draw:display-name="Dashed (var) 6655" draw:style="rect" draw:dots1="1" draw:dots1-length="0.011cm" draw:dots2="1" draw:dots2-length="0.011cm" draw:distance="0.011cm"/>
    <draw:stroke-dash draw:name="Dashed_20__28_var_29__20_6656" draw:display-name="Dashed (var) 6656" draw:style="rect" draw:dots1="1" draw:dots1-length="0.011cm" draw:dots2="1" draw:dots2-length="0.011cm" draw:distance="0.011cm"/>
    <draw:stroke-dash draw:name="Dashed_20__28_var_29__20_6657" draw:display-name="Dashed (var) 6657" draw:style="rect" draw:dots1="1" draw:dots1-length="0.011cm" draw:dots2="1" draw:dots2-length="0.011cm" draw:distance="0.011cm"/>
    <draw:stroke-dash draw:name="Dashed_20__28_var_29__20_6658" draw:display-name="Dashed (var) 6658" draw:style="rect" draw:dots1="1" draw:dots1-length="0.011cm" draw:dots2="1" draw:dots2-length="0.011cm" draw:distance="0.011cm"/>
    <draw:stroke-dash draw:name="Dashed_20__28_var_29__20_6659" draw:display-name="Dashed (var) 6659" draw:style="rect" draw:dots1="1" draw:dots1-length="0.011cm" draw:dots2="1" draw:dots2-length="0.011cm" draw:distance="0.011cm"/>
    <draw:stroke-dash draw:name="Dashed_20__28_var_29__20_6660" draw:display-name="Dashed (var) 6660" draw:style="rect" draw:dots1="1" draw:dots1-length="0.011cm" draw:dots2="1" draw:dots2-length="0.011cm" draw:distance="0.011cm"/>
    <draw:stroke-dash draw:name="Dashed_20__28_var_29__20_6661" draw:display-name="Dashed (var) 6661" draw:style="rect" draw:dots1="1" draw:dots1-length="0.011cm" draw:dots2="1" draw:dots2-length="0.011cm" draw:distance="0.011cm"/>
    <draw:stroke-dash draw:name="Dashed_20__28_var_29__20_6662" draw:display-name="Dashed (var) 6662" draw:style="rect" draw:dots1="1" draw:dots1-length="0.011cm" draw:dots2="1" draw:dots2-length="0.011cm" draw:distance="0.011cm"/>
    <draw:stroke-dash draw:name="Dashed_20__28_var_29__20_6663" draw:display-name="Dashed (var) 6663" draw:style="rect" draw:dots1="1" draw:dots1-length="0.011cm" draw:dots2="1" draw:dots2-length="0.011cm" draw:distance="0.011cm"/>
    <draw:stroke-dash draw:name="Dashed_20__28_var_29__20_6664" draw:display-name="Dashed (var) 6664" draw:style="rect" draw:dots1="1" draw:dots1-length="0.011cm" draw:dots2="1" draw:dots2-length="0.011cm" draw:distance="0.011cm"/>
    <draw:stroke-dash draw:name="Dashed_20__28_var_29__20_6665" draw:display-name="Dashed (var) 6665" draw:style="rect" draw:dots1="1" draw:dots1-length="0.011cm" draw:dots2="1" draw:dots2-length="0.011cm" draw:distance="0.011cm"/>
    <draw:stroke-dash draw:name="Dashed_20__28_var_29__20_6666" draw:display-name="Dashed (var) 6666" draw:style="rect" draw:dots1="1" draw:dots1-length="0.011cm" draw:dots2="1" draw:dots2-length="0.011cm" draw:distance="0.011cm"/>
    <draw:stroke-dash draw:name="Dashed_20__28_var_29__20_6667" draw:display-name="Dashed (var) 6667" draw:style="rect" draw:dots1="1" draw:dots1-length="0.011cm" draw:dots2="1" draw:dots2-length="0.011cm" draw:distance="0.011cm"/>
    <draw:stroke-dash draw:name="Dashed_20__28_var_29__20_6668" draw:display-name="Dashed (var) 6668" draw:style="rect" draw:dots1="1" draw:dots1-length="0.011cm" draw:dots2="1" draw:dots2-length="0.011cm" draw:distance="0.011cm"/>
    <draw:stroke-dash draw:name="Dashed_20__28_var_29__20_6669" draw:display-name="Dashed (var) 6669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11cm" draw:dots2="1" draw:dots2-length="0.011cm" draw:distance="0.011cm"/>
    <draw:stroke-dash draw:name="Dashed_20__28_var_29__20_6671" draw:display-name="Dashed (var) 6671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5cm" draw:dots2="1" draw:dots2-length="0.005cm" draw:distance="0.005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5cm" draw:dots2="1" draw:dots2-length="0.005cm" draw:distance="0.005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5cm" draw:dots2="1" draw:dots2-length="0.005cm" draw:distance="0.005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5cm" draw:dots2="1" draw:dots2-length="0.005cm" draw:distance="0.005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5cm" draw:dots2="1" draw:dots2-length="0.005cm" draw:distance="0.005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5cm" draw:dots2="1" draw:dots2-length="0.005cm" draw:distance="0.005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1" draw:dots1-length="0.005cm" draw:dots2="1" draw:dots2-length="0.005cm" draw:distance="0.005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1" draw:display-name="Dashed (var) 7201" draw:style="rect" draw:dots1="1" draw:dots1-length="0.001cm" draw:dots2="1" draw:dots2-length="0.001cm" draw:distance="0.001cm"/>
    <draw:stroke-dash draw:name="Dashed_20__28_var_29__20_7202" draw:display-name="Dashed (var) 7202" draw:style="rect" draw:dots1="1" draw:dots1-length="0.001cm" draw:dots2="1" draw:dots2-length="0.001cm" draw:distance="0.001cm"/>
    <draw:stroke-dash draw:name="Dashed_20__28_var_29__20_7203" draw:display-name="Dashed (var) 7203" draw:style="rect" draw:dots1="1" draw:dots1-length="0.001cm" draw:dots2="1" draw:dots2-length="0.001cm" draw:distance="0.001cm"/>
    <draw:stroke-dash draw:name="Dashed_20__28_var_29__20_7204" draw:display-name="Dashed (var) 7204" draw:style="rect" draw:dots1="1" draw:dots1-length="0.001cm" draw:dots2="1" draw:dots2-length="0.001cm" draw:distance="0.001cm"/>
    <draw:stroke-dash draw:name="Dashed_20__28_var_29__20_721" draw:display-name="Dashed (var) 721" draw:style="rect" draw:dots1="1" draw:dots1-length="0.005cm" draw:dots2="1" draw:dots2-length="0.005cm" draw:distance="0.005cm"/>
    <draw:stroke-dash draw:name="Dashed_20__28_var_29__20_722" draw:display-name="Dashed (var) 722" draw:style="rect" draw:dots1="1" draw:dots1-length="0.005cm" draw:dots2="1" draw:dots2-length="0.005cm" draw:distance="0.005cm"/>
    <draw:stroke-dash draw:name="Dashed_20__28_var_29__20_723" draw:display-name="Dashed (var) 723" draw:style="rect" draw:dots1="1" draw:dots1-length="0.005cm" draw:dots2="1" draw:dots2-length="0.005cm" draw:distance="0.005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5cm" draw:dots2="1" draw:dots2-length="0.005cm" draw:distance="0.005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5cm" draw:dots2="1" draw:dots2-length="0.005cm" draw:distance="0.005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5cm" draw:dots2="1" draw:dots2-length="0.005cm" draw:distance="0.005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5cm" draw:dots2="1" draw:dots2-length="0.005cm" draw:distance="0.005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1cm" draw:dots2="1" draw:dots2-length="0.001cm" draw:distance="0.001cm"/>
    <draw:stroke-dash draw:name="Dashed_20__28_var_29__20_7276" draw:display-name="Dashed (var) 7276" draw:style="rect" draw:dots1="1" draw:dots1-length="0.001cm" draw:dots2="1" draw:dots2-length="0.001cm" draw:distance="0.001cm"/>
    <draw:stroke-dash draw:name="Dashed_20__28_var_29__20_7277" draw:display-name="Dashed (var) 7277" draw:style="rect" draw:dots1="1" draw:dots1-length="0.001cm" draw:dots2="1" draw:dots2-length="0.001cm" draw:distance="0.001cm"/>
    <draw:stroke-dash draw:name="Dashed_20__28_var_29__20_7278" draw:display-name="Dashed (var) 7278" draw:style="rect" draw:dots1="1" draw:dots1-length="0.001cm" draw:dots2="1" draw:dots2-length="0.001cm" draw:distance="0.001cm"/>
    <draw:stroke-dash draw:name="Dashed_20__28_var_29__20_7279" draw:display-name="Dashed (var) 7279" draw:style="rect" draw:dots1="1" draw:dots1-length="0.001cm" draw:dots2="1" draw:dots2-length="0.001cm" draw:distance="0.001cm"/>
    <draw:stroke-dash draw:name="Dashed_20__28_var_29__20_728" draw:display-name="Dashed (var) 728" draw:style="rect" draw:dots1="1" draw:dots1-length="0.005cm" draw:dots2="1" draw:dots2-length="0.005cm" draw:distance="0.005cm"/>
    <draw:stroke-dash draw:name="Dashed_20__28_var_29__20_7280" draw:display-name="Dashed (var) 7280" draw:style="rect" draw:dots1="1" draw:dots1-length="0.001cm" draw:dots2="1" draw:dots2-length="0.001cm" draw:distance="0.001cm"/>
    <draw:stroke-dash draw:name="Dashed_20__28_var_29__20_7281" draw:display-name="Dashed (var) 7281" draw:style="rect" draw:dots1="1" draw:dots1-length="0.001cm" draw:dots2="1" draw:dots2-length="0.001cm" draw:distance="0.001cm"/>
    <draw:stroke-dash draw:name="Dashed_20__28_var_29__20_7282" draw:display-name="Dashed (var) 7282" draw:style="rect" draw:dots1="1" draw:dots1-length="0.001cm" draw:dots2="1" draw:dots2-length="0.001cm" draw:distance="0.001cm"/>
    <draw:stroke-dash draw:name="Dashed_20__28_var_29__20_7283" draw:display-name="Dashed (var) 7283" draw:style="rect" draw:dots1="1" draw:dots1-length="0.001cm" draw:dots2="1" draw:dots2-length="0.001cm" draw:distance="0.001cm"/>
    <draw:stroke-dash draw:name="Dashed_20__28_var_29__20_7284" draw:display-name="Dashed (var) 7284" draw:style="rect" draw:dots1="1" draw:dots1-length="0.001cm" draw:dots2="1" draw:dots2-length="0.001cm" draw:distance="0.001cm"/>
    <draw:stroke-dash draw:name="Dashed_20__28_var_29__20_7285" draw:display-name="Dashed (var) 7285" draw:style="rect" draw:dots1="1" draw:dots1-length="0.001cm" draw:dots2="1" draw:dots2-length="0.001cm" draw:distance="0.001cm"/>
    <draw:stroke-dash draw:name="Dashed_20__28_var_29__20_7286" draw:display-name="Dashed (var) 7286" draw:style="rect" draw:dots1="1" draw:dots1-length="0.001cm" draw:dots2="1" draw:dots2-length="0.001cm" draw:distance="0.001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5cm" draw:dots2="1" draw:dots2-length="0.005cm" draw:distance="0.005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5cm" draw:dots2="1" draw:dots2-length="0.005cm" draw:distance="0.005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5cm" draw:dots2="1" draw:dots2-length="0.005cm" draw:distance="0.005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5cm" draw:dots2="1" draw:dots2-length="0.005cm" draw:distance="0.005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5cm" draw:dots2="1" draw:dots2-length="0.005cm" draw:distance="0.005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5cm" draw:dots2="1" draw:dots2-length="0.005cm" draw:distance="0.005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5cm" draw:dots2="1" draw:dots2-length="0.005cm" draw:distance="0.005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5cm" draw:dots2="1" draw:dots2-length="0.005cm" draw:distance="0.005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5cm" draw:dots2="1" draw:dots2-length="0.005cm" draw:distance="0.005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5cm" draw:dots2="1" draw:dots2-length="0.005cm" draw:distance="0.005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5cm" draw:dots2="1" draw:dots2-length="0.005cm" draw:distance="0.005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2cm" draw:dots2="1" draw:dots2-length="0.002cm" draw:distance="0.002cm"/>
    <draw:stroke-dash draw:name="Dashed_20__28_var_29__20_7666" draw:display-name="Dashed (var) 7666" draw:style="rect" draw:dots1="1" draw:dots1-length="0.002cm" draw:dots2="1" draw:dots2-length="0.002cm" draw:distance="0.002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2cm" draw:dots2="1" draw:dots2-length="0.002cm" draw:distance="0.002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2cm" draw:dots2="1" draw:dots2-length="0.002cm" draw:distance="0.002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3cm" draw:dots2="1" draw:dots2-length="0.003cm" draw:distance="0.003cm"/>
    <draw:stroke-dash draw:name="Dashed_20__28_var_29__20_842" draw:display-name="Dashed (var) 842" draw:style="rect" draw:dots1="1" draw:dots1-length="0.003cm" draw:dots2="1" draw:dots2-length="0.003cm" draw:distance="0.003cm"/>
    <draw:stroke-dash draw:name="Dashed_20__28_var_29__20_843" draw:display-name="Dashed (var) 843" draw:style="rect" draw:dots1="1" draw:dots1-length="0.003cm" draw:dots2="1" draw:dots2-length="0.003cm" draw:distance="0.003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9" draw:display-name="Dashed (var) 99" draw:style="round" draw:dots1="1" draw:dots1-length="0.003cm" draw:dots2="2" draw:distance="0.023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2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2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/>
    <style:style style:name="Table_20_index_20_1" style:display-name="Table index 1" style:family="paragraph" style:parent-style-name="Index" style:class="index"/>
    <style:style style:name="Illustration_20_Index_20_1" style:display-name="Illustration Index 1" style:family="paragraph" style:parent-style-name="Index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Index_20_Heading" style:display-name="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/>
    <style:style style:name="Numbering_20_1_20_Start" style:display-name="Numbering 1 Start" style:family="paragraph" style:parent-style-name="List" style:class="list"/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Illustration_20_Index_20_Heading" style:display-name="Illustration Index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 style:writing-mode="lr-tb">
        <style:tab-stops>
          <style:tab-stop style:position="9.4cm" style:type="right" style:leader-style="dotted" style:leader-text="."/>
        </style:tab-stops>
      </style:paragraph-properties>
      <style:text-properties fo:color="#000000" loext:opacity="100%" style:font-name="Bitstream Vera Sans2" fo:font-family="'Bitstream Vera Sans'" style:font-style-name="Roman" style:font-family-generic="swiss" style:font-pitch="variable" fo:font-size="10pt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Paragraphe_20_livret_20_" style:display-name="_Paragraphe livret " style:family="paragraph" style:parent-style-name="_5f_Titre_20_d_27_exercices_20_livret_20_avec_20_num_20_exo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 fo:font-weight="normal"/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_5f_Titre_20_d_27_exercices_20_livret_20_avec_20_num_20_exo" style:display-name="_Titre d'exercices livret avec num exo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 style:writing-mode="lr-tb">
        <style:tab-stops/>
      </style:paragraph-properties>
      <style:text-properties fo:color="#b38d19" loext:opacity="100%" style:font-name="Bitstream Vera Sans3" fo:font-family="'Bitstream Vera Sans'" style:font-style-name="Oblique" style:font-family-generic="swiss" style:font-pitch="variable" fo:font-size="10pt" fo:font-style="normal" fo:font-weight="bold"/>
    </style:style>
    <style:style style:name="_5f_Consigne_20_d_27_exercice_20_livret" style:display-name="_Consigne d'exercice livret" style:family="paragraph" style:parent-style-name="_5f_Titre_20_d_27_exercices_20_livret_20_avec_20_num_20_exo">
      <style:text-properties style:use-window-font-color="true" loext:opacity="0%" fo:font-style="normal" fo:font-weight="normal"/>
    </style:style>
    <style:style style:name="_5f_Titre_20_d_27_exercices_20_livret_20_sans_20_titre_20_avec_20_num_20_exo" style:display-name="_Titre d'exercices livret sans titre avec num exo" style:family="paragraph" style:parent-style-name="_5f_Titre_20_d_27_exercices_20_livret_20_avec_20_num_20_exo">
      <style:text-properties fo:color="#000000" loext:opacity="100%" fo:font-style="normal" fo:font-weight="normal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2" fo:font-family="'Bitstream Vera Sans'" style:font-style-name="Roman" style:font-family-generic="swiss" style:font-pitch="variable" fo:font-size="11pt" fo:font-style="normal" fo:font-weight="bold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Titre_20_grisé" style:display-name="_Titre grisé" style:family="paragraph" style:parent-style-name="Heading" style:class="text" style:master-page-name="">
      <style:paragraph-properties fo:margin-top="0.499cm" fo:margin-bottom="0.4cm" style:contextual-spacing="false" style:page-number="auto"/>
    </style:style>
    <style:style style:name="_5f_Paragraphe_20_énoncé_20_après_20_numéro_20_question" style:display-name="_Paragraphe énoncé après numéro question" style:family="paragraph" style:parent-style-name="Standard" style:list-style-name="_5f_Numérotation_20_des_20_exercices_20_livrets" style:master-page-name="">
      <style:paragraph-properties fo:margin-top="0.199cm" fo:margin-bottom="0.199cm" style:contextual-spacing="false" style:page-number="auto"/>
    </style:style>
    <style:style style:name="_5f_Header_20_page_20_paire_20__28_G_29_" style:display-name="_Header page paire (G)" style:family="paragraph" style:parent-style-name="Header" style:master-page-name="">
      <loext:graphic-properties draw:fill="none" draw:fill-color="#ffe5b2"/>
      <style:paragraph-properties fo:text-align="center" style:justify-single-word="false" style:page-number="auto" fo:background-color="transparent" fo:padding="0.019cm" fo:border="none" style:shadow="none" style:join-border="false"/>
      <style:text-properties fo:font-variant="small-caps" fo:color="#7fb241" loext:opacity="100%" style:font-name="Bitstream Vera Sans1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re_20_fiche_20__20_livret" style:display-name="_paragraphre fiche  livret" style:family="paragraph" style:parent-style-name="_5f_Titre_20_d_27_exercices_20_livret_20_avec_20_num_20_exo" style:master-page-name="">
      <loext:graphic-properties draw:fill="none" draw:fill-color="#99ccff"/>
      <style:paragraph-properties fo:margin-top="0.199cm" fo:margin-bottom="0.199cm" style:contextual-spacing="false" style:page-number="auto" fo:background-color="transparent">
        <style:tab-stops/>
      </style:paragraph-properties>
      <style:text-properties fo:font-style="normal"/>
    </style:style>
    <style:style style:name="_5f_paragraphe_20_réponse_20_élève_20_livret" style:display-name="_paragraphe réponse élève livret" style:family="paragraph" style:parent-style-name="_5f_Titre_20_d_27_exercices_20_livret_20_avec_20_num_20_exo" style:master-page-name="">
      <style:paragraph-properties fo:margin-top="0cm" fo:margin-bottom="0cm" style:contextual-spacing="false" style:line-height-at-least="0.6cm" style:page-number="auto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programme" style:family="paragraph" style:parent-style-name="_5f_Paragraphe_20_livret_20_réponse_20_élève" style:list-style-name="Num_5f_Exo">
      <loext:graphic-properties draw:fill="solid" draw:fill-color="#fcf7ed" draw:opacity="100%" draw:fill-image-width="0cm" draw:fill-image-height="0cm"/>
      <style:paragraph-properties fo:margin-top="0cm" fo:margin-bottom="0cm" style:contextual-spacing="false" fo:line-height="100%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_5f_Header_20_page_20_impaire_20__28_D_29_" style:display-name="_Header page impaire (D)" style:family="paragraph" style:parent-style-name="Header">
      <style:paragraph-properties fo:text-align="center" style:justify-single-word="false"/>
      <style:text-properties fo:font-variant="small-caps" fo:color="#7fb241" loext:opacity="100%" fo:font-size="16pt" fo:font-weight="bold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808080" loext:opacity="100%" style:font-name="Bitstream Vera Sans4" fo:font-family="'Bitstream Vera Sans'" style:font-family-generic="swiss" style:font-pitch="variable" fo:font-size="11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Paragraphe_20_énoncé_20_après_20_numéro_20_question_20_abc" style:display-name="_Paragraphe énoncé après numéro question abc" style:family="paragraph" style:parent-style-name="_5f_Paragraphe_20_énoncé_20_après_20_numéro_20_question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uce_5f_remarque" style:display-name="Puce_remarque" style:family="text">
      <style:text-properties fo:color="#ff337d" loext:opacity="100%" style:font-name="Britannic Bold" fo:font-family="'Britannic Bold'" style:font-style-name="Roman" style:font-family-generic="swiss" style:font-pitch="variable" fo:font-size="13pt" style:text-underline-style="none" fo:font-weight="normal" officeooo:rsid="0019262b" style:font-size-asian="13pt" style:font-weight-asian="bold" style:font-weight-complex="bold"/>
    </style:style>
    <style:style style:name="_2d__20_Numeros_20_de_20_s_27_entrainer_20_et_20_approfondir_20_-_20_niv_20_2" style:display-name="- Numeros de s'entrainer et approfondir - niv 2" style:family="text">
      <style:text-properties fo:color="#ffffff" loext:opacity="100%" fo:background-color="#f39f3d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5f_pointillés_20_gris" style:display-name="_pointillés gris" style:family="text">
      <style:text-properties fo:color="#b2b2b2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4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_5f_Numéros_20_exercices_20_livret" style:display-name="_Numéros exercices livret" style:family="text">
      <style:text-properties fo:color="#ffffff" loext:opacity="100%" style:font-name="Bitstream Vera Sans" fo:font-family="'Bitstream Vera Sans'" style:font-style-name="Gras" style:font-family-generic="swiss" style:font-pitch="variable" fo:font-size="10pt" fo:font-style="normal" fo:font-weight="bold" fo:background-color="#e8c32a" loext:shadow="#b38d19 -0.101cm -0.101cm"/>
    </style:style>
    <style:style style:name="_5f_Numéros_20_second_20_exercice_20_livret" style:display-name="_Numéros second exercice livret" style:family="text" style:parent-style-name="_5f_Numéros_20_exercices_20_livret">
      <style:text-properties fo:color="#b38d19" loext:opacity="100%" fo:font-style="normal" fo:font-weight="bold" fo:background-color="transparent" loext:shadow="none"/>
    </style:style>
    <style:style style:name="_5f_Symbole" style:display-name="_Symbole" style:family="text" style:parent-style-name="_5f_BVS">
      <style:text-properties fo:color="#000000" loext:opacity="100%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_5f_opensymbol" style:display-name="_opensymbol" style:family="text">
      <style:text-properties style:font-name="OpenSymbol" fo:font-family="OpenSymbol" style:font-pitch="variable" style:font-charset="x-symbol" fo:font-size="10pt" fo:font-style="normal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_5f_livret_5f_Math_5f_droit" style:display-name="_livret_Math_droit" style:family="text" style:parent-style-name="_5f_livret">
      <style:text-properties style:font-name="Times New Roman2" fo:font-family="'Times New Roman'" style:font-style-name="Regular" style:font-family-generic="roman" style:font-pitch="variable" fo:font-size="11pt"/>
    </style:style>
    <style:style style:name="_5f_livret_5f_Math_5f_italique" style:display-name="_livret_Math_italique" style:family="text" style:parent-style-name="_5f_livret">
      <style:text-properties style:font-name="Times New Roman1" fo:font-family="'Times New Roman'" style:font-style-name="Italique" style:font-family-generic="roman" style:font-pitch="variable" fo:font-size="11pt" fo:font-style="italic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lio" style:family="graphic" style:parent-style-name="Frame">
      <style:graphic-properties svg:width="0.34cm" fo:min-height="0.34cm" text:anchor-type="paragraph" svg:x="15.901cm" svg:y="23.58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draw:opacity="0%" fo:padding="0cm" fo:border="none" style:shadow="none" draw:shadow-opacity="100%"/>
    </style:style>
    <style:style style:name="formule0" style:family="graphic" style:parent-style-name="Formula">
      <style:graphic-properties svg:width="0.691cm" svg:height="0.81cm" text:anchor-type="as-char" svg:x="0cm" svg:y="-0.513cm" fo:margin-left="0cm" fo:margin-right="0.101cm" style:vertical-pos="middle" style:vertical-rel="text" style:horizontal-pos="from-left" style:horizontal-rel="paragraph-content" fo:background-color="transparent" draw:fill="none" draw:fill-color="#729fcf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_5f_Exo" style:display-name="Num_Exo" text:consecutive-numbering="true">
      <text:list-level-style-number text:level="1" text:style-name="_5f_Numéros_20_exercices_20_livret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 " style:num-suffix=" " style:num-format="1">
        <style:list-level-properties text:min-label-distance="0.199cm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s_20_exercices_20_livrets_20_bis" style:display-name="_Numérotation des exercices livrets bis">
      <text:list-level-style-number text:level="1" text:style-name="_5f_Numéros_20_exercices_20_livret" style:num-prefix=" " style:num-suffix=" " style:num-format="1" text:start-value="2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 text:start-value="2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solid" draw:fill-color="#7fb241"/>
    </style:style>
    <style:style style:name="MP2" style:family="paragraph">
      <style:paragraph-properties fo:text-align="center"/>
    </style:style>
    <style:style style:name="MP3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4" style:family="paragraph">
      <loext:graphic-properties draw:fill-color="#2a6099"/>
      <style:paragraph-properties fo:text-align="center"/>
    </style:style>
    <style:style style:name="MP5" style:family="paragraph" style:parent-style-name="_5f_Footer_20_page_20_paire_20__28_G_29_">
      <style:text-properties officeooo:paragraph-rsid="02cdb06c"/>
    </style:style>
    <style:style style:name="MP6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1f05ba6" officeooo:paragraph-rsid="02f108f7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7" style:family="paragraph" style:parent-style-name="_5f_Header_20_page_20_paire_20__28_G_29_">
      <style:paragraph-properties fo:text-align="start" style:justify-single-word="false"/>
    </style:style>
    <style:style style:name="MP8" style:family="paragraph" style:parent-style-name="_5f_Footer_20_page_20_paire_20__28_G_29_">
      <style:paragraph-properties fo:text-align="center" style:justify-single-word="false"/>
      <style:text-properties fo:font-variant="small-caps" fo:color="#808080" loext:opacity="100%" style:font-name="Bitstream Vera Sans2" fo:font-size="11pt" fo:font-style="normal" fo:font-weight="bold" officeooo:rsid="01f06956" officeooo:paragraph-rsid="02f201d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9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1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2" style:family="text">
      <style:text-properties officeooo:rsid="01ed6456"/>
    </style:style>
    <style:style style:name="Mgr1" style:family="graphic">
      <style:graphic-properties draw:stroke="none" draw:fill="solid" draw:fill-color="#7fb241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8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000000" draw:fill="none" draw:fill-color="#ffffff" fo:min-height="0.7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3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99cm" fo:margin-left="0cm" fo:margin-right="0cm" fo:margin-bottom="0.6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5f_Fiche_20_éditeur_20__28_une_20_colonne_29__20_impaire_20__28_D_29_" style:display-name="_Fiche éditeur (une colonne) impaire (D)" style:page-layout-name="Mpm10">
      <style:header>
        <text:p text:style-name="_5f_Header_20_page_20_impaire_20__28_D_29_"><draw:path text:anchor-type="paragraph" draw:z-index="3" draw:name="Shape1_5" draw:style-name="Mgr1" draw:text-style-name="MP1" svg:width="4.329cm" svg:height="2.24cm" svg:x="-2.799cm" svg:y="-0.8cm" svg:viewBox="0 0 4330 2241" svg:d="M0 2241l3984-288c209-15 363-168 345-342l-170-1611h-4159z"><text:p/></draw:path><draw:frame text:anchor-type="paragraph" draw:z-index="4" draw:name="Shape2_2" draw:style-name="Mgr2" draw:text-style-name="MP3" svg:width="2.435cm" svg:height="0.839cm" draw:transform="rotate (0.0877900613753148) translate (-0.34925cm 0.506236111111111cm)"><draw:text-box><text:p text:style-name="MP2"><text:span text:style-name="MT1">Série 1</text:span></text:p></draw:text-box></draw:frame><draw:line text:anchor-type="paragraph" draw:z-index="5" draw:name="Shape3_2" draw:style-name="Mgr3" draw:text-style-name="MP4" svg:x1="16.572cm" svg:y1="0.36cm" svg:x2="20.495cm" svg:y2="0.344cm"><text:p/></draw:line><text:s/>: <text:s/></text:p>
      </style:header>
      <style:footer>
        <text:h text:style-name="MP5" text:outline-level="1"><text:s/>: </text:h>
      </style:footer>
    </style:master-page>
    <style:master-page style:name="_5f_Fiche_20_éditeur_20__28_une_20_colonne_29__20_paire_20__28_G_29_" style:display-name="_Fiche éditeur (une colonne) paire (G)" style:page-layout-name="Mpm11" style:next-style-name="_5f_Fiche_20_éditeur_20__28_une_20_colonne_29__20_impaire_20__28_D_29_">
      <style:header>
        <text:p text:style-name="_5f_Header_20_page_20_paire_20__28_G_29_"><draw:path text:anchor-type="paragraph" draw:z-index="0" draw:name="Shape1_1" draw:style-name="Mgr1" draw:text-style-name="MP1" svg:width="4.329cm" svg:height="2.24cm" svg:x="-1.499cm" svg:y="-1.198cm" svg:viewBox="0 0 4330 2241" svg:d="M0 2241l3984-288c209-15 363-168 345-342l-170-1611h-4159z"><text:p/></draw:path><draw:frame text:anchor-type="paragraph" draw:z-index="1" draw:name="Shape2_3" draw:style-name="Mgr4" draw:text-style-name="MP3" svg:width="3.857cm" svg:height="0.798cm" draw:transform="rotate (0.0872664625997165) translate (-1.18004166666667cm 0.647347222222222cm)"><draw:text-box><text:p text:style-name="MP2"><text:span text:style-name="MT1">Série 1</text:span></text:p></draw:text-box></draw:frame><draw:line text:anchor-type="paragraph" draw:z-index="2" draw:name="Shape3_3" draw:style-name="Mgr3" draw:text-style-name="MP4" svg:x1="16.572cm" svg:y1="0.36cm" svg:x2="20.495cm" svg:y2="0.344cm"><text:p/></draw:line><text:s/>: </text:p>
      </style:header>
      <style:footer>
        <text:h text:style-name="_5f_Footer_20_page_20_paire_20__28_G_29_" text:outline-level="1"><text:s/>: </text:h>
      </style:footer>
    </style:master-page>
    <style:master-page style:name="_5f_Fiche_20_éditeur_20_page_20_paire_20__28_G_29_" style:display-name="_Fiche éditeur page paire (G)" style:page-layout-name="Mpm12" style:next-style-name="_5f_Fiche_20_éditeur_20_page_20_impaire_20__28_D_29_">
      <style:header>
        <text:p text:style-name="_5f_Header_20_page_20_paire_20__28_G_29_"><text:s/>: </text:p>
      </style:header>
      <style:footer>
        <text:h text:style-name="MP6" text:outline-level="1"><text:s/>: </text:h>
      </style:footer>
    </style:master-page>
    <style:master-page style:name="_5f_Fiche_20_éditeur_20_page_20_impaire_20__28_D_29_" style:display-name="_Fiche éditeur page impaire (D)" style:page-layout-name="Mpm13" style:next-style-name="_5f_Fiche_20_éditeur_20_page_20_paire_20__28_G_29_">
      <style:header>
        <text:p text:style-name="MP7"><text:span text:style-name="MT2"><text:s text:c="14"/>Aires</text:span> : <text:span text:style-name="MT2">Coder et calculer</text:span> </text:p>
      </style:header>
      <style:footer>
        <text:h text:style-name="MP8" text:outline-level="1"><text:span text:style-name="MT2">Aires </text:span>: <text:span text:style-name="MT2">Coder et calculer</text:span></text:h>
      </style:footer>
      <style:footer-left>
        <text:p text:style-name="MP9">Série 2 :<text:tab/> <text:s text:c="87"/>Chapitre G? : ...</text:p>
      </style:footer-left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6-07T07:09:18.291093663</meta:creation-date>
    <meta:editing-duration>P2DT2H50M16S</meta:editing-duration>
    <meta:editing-cycles>172</meta:editing-cycles>
    <meta:generator>LibreOffice/7.0.0.3$Linux_X86_64 LibreOffice_project/8061b3e9204bef6b321a21033174034a5e2ea88e</meta:generator>
    <dc:date>2021-01-16T11:56:50.984739088</dc:date>
    <meta:document-statistic meta:table-count="0" meta:image-count="0" meta:object-count="0" meta:page-count="1" meta:paragraph-count="31" meta:word-count="193" meta:character-count="1369" meta:non-whitespace-character-count="1083"/>
    <meta:template xlink:type="simple" xlink:actuate="onRequest" xlink:title="cahier_M" xlink:href="../cahier_M.ott" meta:date="2020-12-21T12:40:50.778118149"/>
  </office:meta>
</office:document-meta>
</file>